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Cantarell1" svg:font-family="Cantarell"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165ec"/>
    </style:style>
    <style:style style:name="P2" style:family="paragraph" style:parent-style-name="Standard">
      <style:paragraph-properties fo:margin-left="0.4925in" fo:margin-right="0in" fo:text-indent="0in" style:auto-text-indent="false"/>
      <style:text-properties officeooo:paragraph-rsid="001165ec"/>
    </style:style>
    <style:style style:name="P3" style:family="paragraph" style:parent-style-name="Standard">
      <style:paragraph-properties fo:margin-left="0.4925in" fo:margin-right="0in" fo:text-indent="0in" style:auto-text-indent="false"/>
      <style:text-properties style:text-position="0% 100%" officeooo:rsid="001165ec" officeooo:paragraph-rsid="001165ec"/>
    </style:style>
    <style:style style:name="P4" style:family="paragraph" style:parent-style-name="Standard">
      <style:paragraph-properties fo:margin-left="0.4925in" fo:margin-right="0in" fo:text-indent="0in" style:auto-text-indent="false"/>
      <style:text-properties style:text-position="0% 100%" officeooo:rsid="001337ae" officeooo:paragraph-rsid="001337ae"/>
    </style:style>
    <style:style style:name="P5" style:family="paragraph" style:parent-style-name="Standard">
      <style:paragraph-properties fo:margin-left="0.4925in" fo:margin-right="0in" fo:text-indent="0in" style:auto-text-indent="false"/>
      <style:text-properties style:text-position="0% 100%" fo:font-style="italic" fo:font-weight="bold" officeooo:rsid="001165ec" officeooo:paragraph-rsid="001165ec" style:font-style-asian="italic" style:font-weight-asian="bold" style:font-style-complex="italic" style:font-weight-complex="bold"/>
    </style:style>
    <style:style style:name="P6" style:family="paragraph" style:parent-style-name="Standard">
      <style:paragraph-properties fo:margin-left="0.4925in" fo:margin-right="0in" fo:text-indent="0in" style:auto-text-indent="false"/>
      <style:text-properties style:text-position="0% 100%" fo:font-style="italic" fo:font-weight="bold" officeooo:rsid="001337ae" officeooo:paragraph-rsid="001337ae" style:font-style-asian="italic" style:font-weight-asian="bold" style:font-style-complex="italic" style:font-weight-complex="bold"/>
    </style:style>
    <style:style style:name="P7" style:family="paragraph" style:parent-style-name="Standard">
      <style:paragraph-properties fo:margin-left="0.4925in" fo:margin-right="0in" fo:text-indent="0in" style:auto-text-indent="false"/>
      <style:text-properties style:text-position="0% 100%" fo:font-style="italic" style:text-underline-style="none" fo:font-weight="bold" officeooo:rsid="001165ec" officeooo:paragraph-rsid="001165ec" style:font-style-asian="italic" style:font-weight-asian="bold" style:font-style-complex="italic" style:font-weight-complex="bold"/>
    </style:style>
    <style:style style:name="P8" style:family="paragraph" style:parent-style-name="Standard">
      <style:paragraph-properties fo:margin-left="0in" fo:margin-right="0in" fo:text-indent="0in" style:auto-text-indent="false"/>
      <style:text-properties style:text-position="0% 100%" officeooo:rsid="001165ec" officeooo:paragraph-rsid="001165ec"/>
    </style:style>
    <style:style style:name="P9" style:family="paragraph" style:parent-style-name="Heading">
      <style:text-properties officeooo:rsid="0006e0fa" officeooo:paragraph-rsid="0006e0fa"/>
    </style:style>
    <style:style style:name="P10" style:family="paragraph" style:parent-style-name="Heading">
      <style:text-properties officeooo:rsid="0007bcf3" officeooo:paragraph-rsid="0007bcf3"/>
    </style:style>
    <style:style style:name="P11" style:family="paragraph" style:parent-style-name="Heading">
      <style:text-properties officeooo:rsid="00094945" officeooo:paragraph-rsid="00094945"/>
    </style:style>
    <style:style style:name="P12" style:family="paragraph" style:parent-style-name="Heading">
      <style:text-properties officeooo:rsid="000ad591" officeooo:paragraph-rsid="000ad591"/>
    </style:style>
    <style:style style:name="P13" style:family="paragraph" style:parent-style-name="Text_20_body">
      <style:text-properties officeooo:rsid="0007bcf3" officeooo:paragraph-rsid="0007bcf3"/>
    </style:style>
    <style:style style:name="P14" style:family="paragraph" style:parent-style-name="Text_20_body">
      <style:text-properties officeooo:rsid="000ad591" officeooo:paragraph-rsid="000c9600"/>
    </style:style>
    <style:style style:name="P15" style:family="paragraph" style:parent-style-name="Text_20_body">
      <style:text-properties officeooo:rsid="000da690" officeooo:paragraph-rsid="000da690"/>
    </style:style>
    <style:style style:name="P16" style:family="paragraph" style:parent-style-name="Text_20_body">
      <style:text-properties officeooo:rsid="000f695d" officeooo:paragraph-rsid="000f695d"/>
    </style:style>
    <style:style style:name="P17" style:family="paragraph" style:parent-style-name="Text_20_body">
      <style:text-properties officeooo:paragraph-rsid="000f695d"/>
    </style:style>
    <style:style style:name="P18" style:family="paragraph" style:parent-style-name="Text_20_body">
      <style:text-properties officeooo:rsid="001507cc" officeooo:paragraph-rsid="001507cc"/>
    </style:style>
    <style:style style:name="P19" style:family="paragraph" style:parent-style-name="Text_20_body">
      <style:text-properties officeooo:rsid="0016e461" officeooo:paragraph-rsid="0016e461"/>
    </style:style>
    <style:style style:name="P20" style:family="paragraph" style:parent-style-name="Text_20_body">
      <style:paragraph-properties fo:margin-left="0.4925in" fo:margin-right="0in" fo:text-indent="0in" style:auto-text-indent="false"/>
      <style:text-properties officeooo:rsid="0007bcf3" officeooo:paragraph-rsid="0007bcf3"/>
    </style:style>
    <style:style style:name="P21" style:family="paragraph" style:parent-style-name="Text_20_body">
      <style:paragraph-properties fo:margin-left="0.4925in" fo:margin-right="0in" fo:text-indent="0in" style:auto-text-indent="false"/>
      <style:text-properties officeooo:rsid="000a0a99" officeooo:paragraph-rsid="000a0a99"/>
    </style:style>
    <style:style style:name="P22" style:family="paragraph" style:parent-style-name="Heading_20_2">
      <style:text-properties officeooo:paragraph-rsid="0007bcf3"/>
    </style:style>
    <style:style style:name="P23" style:family="paragraph" style:parent-style-name="Heading_20_2">
      <style:text-properties officeooo:rsid="0007bcf3" officeooo:paragraph-rsid="0007bcf3"/>
    </style:style>
    <style:style style:name="P24" style:family="paragraph" style:parent-style-name="Heading_20_2">
      <style:text-properties officeooo:rsid="000f695d" officeooo:paragraph-rsid="000f695d"/>
    </style:style>
    <style:style style:name="P25" style:family="paragraph" style:parent-style-name="Heading_20_2">
      <style:text-properties officeooo:rsid="001165ec" officeooo:paragraph-rsid="001165ec"/>
    </style:style>
    <style:style style:name="P26" style:family="paragraph" style:parent-style-name="Heading_20_2">
      <style:text-properties officeooo:rsid="001507cc" officeooo:paragraph-rsid="001507cc"/>
    </style:style>
    <style:style style:name="P27" style:family="paragraph" style:parent-style-name="Quotations">
      <style:text-properties officeooo:paragraph-rsid="000676c3"/>
    </style:style>
    <style:style style:name="P28" style:family="paragraph" style:parent-style-name="Quotations">
      <style:text-properties officeooo:rsid="000f695d" officeooo:paragraph-rsid="000f695d"/>
    </style:style>
    <style:style style:name="P29" style:family="paragraph" style:parent-style-name="Heading_20_1">
      <style:paragraph-properties fo:break-before="page"/>
      <style:text-properties officeooo:rsid="0006e0fa" officeooo:paragraph-rsid="0006e0fa"/>
    </style:style>
    <style:style style:name="P30" style:family="paragraph" style:parent-style-name="Heading_20_1">
      <style:text-properties officeooo:rsid="000da690" officeooo:paragraph-rsid="000da690"/>
    </style:style>
    <style:style style:name="P31" style:family="paragraph" style:parent-style-name="Heading_20_1">
      <style:text-properties officeooo:rsid="000f695d" officeooo:paragraph-rsid="000f695d"/>
    </style:style>
    <style:style style:name="P32" style:family="paragraph" style:parent-style-name="Heading_20_1">
      <style:text-properties officeooo:rsid="0010b21d" officeooo:paragraph-rsid="001165ec"/>
    </style:style>
    <style:style style:name="T1" style:family="text">
      <style:text-properties officeooo:rsid="0006e0fa"/>
    </style:style>
    <style:style style:name="T2" style:family="text">
      <style:text-properties style:text-position="super 58%"/>
    </style:style>
    <style:style style:name="T3" style:family="text">
      <style:text-properties style:text-position="super 58%" officeooo:rsid="0006e0fa"/>
    </style:style>
    <style:style style:name="T4" style:family="text">
      <style:text-properties style:text-position="super 58%" officeooo:rsid="001165ec"/>
    </style:style>
    <style:style style:name="T5" style:family="text">
      <style:text-properties style:text-position="super 58%" officeooo:rsid="001507cc"/>
    </style:style>
    <style:style style:name="T6" style:family="text">
      <style:text-properties style:text-position="super 58%" officeooo:rsid="0016e461"/>
    </style:style>
    <style:style style:name="T7" style:family="text">
      <style:text-properties officeooo:rsid="000c9600"/>
    </style:style>
    <style:style style:name="T8" style:family="text">
      <style:text-properties officeooo:rsid="000da690"/>
    </style:style>
    <style:style style:name="T9" style:family="text">
      <style:text-properties officeooo:rsid="001165ec"/>
    </style:style>
    <style:style style:name="T10" style:family="text">
      <style:text-properties style:text-position="0% 100%"/>
    </style:style>
    <style:style style:name="T11" style:family="text">
      <style:text-properties style:text-position="0% 100%" officeooo:rsid="001165ec"/>
    </style:style>
    <style:style style:name="T12" style:family="text">
      <style:text-properties style:text-position="0% 100%" officeooo:rsid="0016e461"/>
    </style:style>
    <style:style style:name="T13" style:family="text">
      <style:text-properties officeooo:rsid="001337ae"/>
    </style:style>
    <style:style style:name="T14" style:family="text">
      <style:text-properties officeooo:rsid="001507c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165ec"/>
    </style:style>
    <style:style style:name="T17" style:family="text">
      <style:text-properties style:text-underline-style="solid" style:text-underline-width="auto" style:text-underline-color="font-color" officeooo:rsid="001337ae"/>
    </style:style>
    <style:style style:name="T18" style:family="text">
      <style:text-properties style:text-position="sub 58%"/>
    </style:style>
    <style:style style:name="T19" style:family="text">
      <style:text-properties officeooo:rsid="0016e46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325 Project 1 – Max<text:span text:style-name="T8">imum</text:span> Sub-Array</text:p>
      <text:p text:style-name="Subtitle">Project Team: Eric Rouse</text:p>
      <text:p text:style-name="Quotations">Resources: </text:p>
      <text:p text:style-name="Quotations">1) Wikipedia Maximum Subarray problem: http://en.wikipedia.org/wiki/Maximum_subarray_problem</text:p>
      <text:p text:style-name="Quotations">2) Wikipedia Divide and Conquer Algorithm: http://en.wikipedia.org/wiki/Divide_and_conquer_algorithm</text:p>
      <text:p text:style-name="Quotations">3) Programming Pearls by Jon Bently: http://www.akira.ruc.dk/~keld/teaching/algoritmedesign_f03/Artikler/05/Bentley84.pdf</text:p>
      <text:p text:style-name="Quotations">4) Merge Sort - divide and conquer: http://www.shaunlippy.org/blog/?p=77</text:p>
      <text:p text:style-name="P27">5) Notes on maximum subarray problem: http://cs.slu.edu/~goldwasser/courses/slu/csci314/2012_Fall/lectures/maxsubarray/ </text:p>
      <text:p text:style-name="P28">6) divide and conquer proof by induction: www.cs.oberlin.edu%2F~asharp%2Fcs280%2F2012sp%2Fhandouts%2Fdc.pdf</text:p>
      <text:p text:style-name="P27"/>
      <text:p text:style-name="Standard"/>
      <text:h text:style-name="P29" text:outline-level="1">Mathematical Analysis</text:h>
      <text:h text:style-name="P22" text:outline-level="2"><text:span text:style-name="T1">Algorithm 1 – O(n</text:span><text:span text:style-name="T3">2</text:span><text:span text:style-name="T1">)</text:span></text:h>
      <text:p text:style-name="P9">Psuedocode:</text:p>
      <text:p text:style-name="P20">for each item in the array starting at element 0:</text:p>
      <text:p text:style-name="P20"><text:s text:c="4"/>current_sum = value of item</text:p>
      <text:p text:style-name="P20"><text:s text:c="4"/>current_maxum = max(maximum_sum, current_sum)</text:p>
      <text:p text:style-name="P20"><text:s text:c="4"/>for each item in the array starting at the current element position plus 1:</text:p>
      <text:p text:style-name="P20"><text:s text:c="8"/>current_sum += value of item</text:p>
      <text:p text:style-name="P20"><text:s text:c="8"/>current_maxum = max(maximum_sum, current_sum)</text:p>
      <text:p text:style-name="P20">return maximum_sum</text:p>
      <text:p text:style-name="P10">Analysis of Running Time:</text:p>
      <text:p text:style-name="P13">In algorithm 1, each array element is summed with every subsequent array element. Each array element after the first is traversed the same number of times as there are elements <text:span text:style-name="T19">remaining</text:span>. If we denote array elements as n then the run time as a function of elements is n*(n-1). That evaluates to n<text:span text:style-name="T2">2</text:span>-n, and simplifying to big-O notation <text:span text:style-name="T19">the n</text:span><text:span text:style-name="T6">2</text:span><text:span text:style-name="T12"> term dominites so,</text:span> O(n<text:span text:style-name="T2">2</text:span>).</text:p>
      <text:h text:style-name="P23" text:outline-level="2">Algorithm 2 – O(n)</text:h>
      <text:p text:style-name="P10">Psuedocode:</text:p>
      <text:p text:style-name="P20">for each item in the array starting at element 0:</text:p>
      <text:p text:style-name="P20"><text:s text:c="4"/>current_sum = max(item, summation + item)</text:p>
      <text:p text:style-name="P20"><text:s text:c="4"/>current_maxum = max(maximum_sum, summation)</text:p>
      <text:p text:style-name="P20">return maximum_sum</text:p>
      <text:p text:style-name="P10">Analysis of Running Time:</text:p>
      <text:p text:style-name="P13">In algorithm 2 each array element is summed exactly one time. We keep a rolling sum that is reset if the current array element is larger than <text:span text:style-name="T19">that</text:span> element plus the sum, thus we don't traverse every possible linear combination. Again denoting the number of elements as n, we visit each element only once. So, in big-O: O(n).</text:p>
      <text:h text:style-name="Heading_20_2" text:outline-level="2"><text:soft-page-break/>Algorithm 3 – O(n log n)</text:h>
      <text:p text:style-name="P11">Psuedocode:</text:p>
      <text:p text:style-name="P21">#BASE CASE: <text:s text:c="5"/></text:p>
      <text:p text:style-name="P21">else if ending_element == beginning_element + 1:</text:p>
      <text:p text:style-name="P21"><text:s text:c="4"/>return array[beginning_element], beginning_element, ending_element)</text:p>
      <text:p text:style-name="P21">#RECURRSIVE CASE:</text:p>
      <text:p text:style-name="P21"># two or more elements</text:p>
      <text:p text:style-name="P21">else:</text:p>
      <text:p text:style-name="P21"><text:s text:c="4"/>middle_element = floor((beginning_element + ending_element) / 2)</text:p>
      <text:p text:style-name="P21"/>
      <text:p text:style-name="P21"><text:s text:c="4"/># work from middle down to beginning, find max.</text:p>
      <text:p text:style-name="P21"><text:s text:c="4"/>for each element in the array from middle down to begging:</text:p>
      <text:p text:style-name="P21"><text:s text:c="8"/>current_sum += element</text:p>
      <text:p text:style-name="P21"><text:s text:c="8"/>if current_sum &gt; left_max:</text:p>
      <text:p text:style-name="P21"><text:s text:c="12"/>left_max = current_sum</text:p>
      <text:p text:style-name="P21"><text:s text:c="12"/></text:p>
      <text:p text:style-name="P21"><text:s text:c="4"/># work from middle up to ending_element, find max.</text:p>
      <text:p text:style-name="P21"><text:s text:c="4"/>for each element in the array from begging up to end:</text:p>
      <text:p text:style-name="P21"><text:s text:c="8"/>current_sum += element</text:p>
      <text:p text:style-name="P21"><text:s text:c="8"/>if current_sum &gt; right_max:</text:p>
      <text:p text:style-name="P21"><text:s text:c="12"/>right_max = current_sum</text:p>
      <text:p text:style-name="P21"><text:s text:c="4"/>#build results for max testing</text:p>
      <text:p text:style-name="P21"><text:s text:c="4"/>joiningmax_results = (left_max+right_max)</text:p>
      <text:p text:style-name="P21"/>
      <text:p text:style-name="P21"><text:s text:c="4"/>#the max will either be the left arrayray, the right arrayray or the middle array</text:p>
      <text:p text:style-name="P21"><text:s text:c="4"/>return max(recurse(array, beginning_element, middle_element),</text:p>
      <text:p text:style-name="P21"><text:s text:c="15"/>recurse(array, middle_element, ending_element),</text:p>
      <text:p text:style-name="P21"><text:s text:c="15"/>joiningmax_results)</text:p>
      <text:p text:style-name="P12"><text:soft-page-break/>Analysis of Running Time:</text:p>
      <text:p text:style-name="P14">Algorithm 3 is more difficult to characterize. At it's core we have a pretty simple idea: divide an array in half and check the left and right half maxes against each other.This would simplify to O(log n) because every operation divides the operation in two.</text:p>
      <text:p text:style-name="P14">But there is a third case <text:span text:style-name="T7">that we must check. The</text:span> maximum <text:span text:style-name="T7">might</text:span> occur in some arbitrary overlap between the right and left <text:span text:style-name="T7">arrays</text:span>. So for each division we also perform a linear calcul<text:span text:style-name="T7">ation on each half of the array. On the left half we start at the end and work our way down. On the right half we start at the beginning and work our way to the end. We sum the whole array iteratively and keep only the largest continuous sum.</text:span></text:p>
      <text:p text:style-name="P14"><text:span text:style-name="T7">Thus the run time is (n/2 + n/2 ) for each iteration and log n</text:span> <text:span text:style-name="T7">iterations, or O(n log n).</text:span></text:p>
      <text:h text:style-name="P30" text:outline-level="1">Theoretical Analysis</text:h>
      <text:p text:style-name="P15">Given an array A of n elements, let recurrsive_algorithm return the sum of the maximum sub-array.</text:p>
      <text:h text:style-name="Heading_20_2" text:outline-level="2">Claim</text:h>
      <text:p text:style-name="P16">Recurrsive_algorithm(A) correctly returns the maximum sum of the sub-elements of A.</text:p>
      <text:h text:style-name="Heading_20_2" text:outline-level="2">Proof</text:h>
      <text:p text:style-name="P16">For an array A, let P(A) be the statement that recurrsive_algorithm(A) correctly returns the maximum sum of all sub-arrays of A.</text:p>
      <text:p text:style-name="P16">As a base case, consider when |A| = 1. This one-element array is already the maximum possible sub array and the algorithm correctly returns the value of A as the maximum sum.</text:p>
      <text:p text:style-name="P16">For the induction hypothesis, suppose that P(A) is true for all array of length &lt; n; that is, suppose that for any array A of length &lt; n, recurrsive_algorithm(A) correctly sums A. Now consider an array A of length n. Our algorithm divides A into two halves LEFT and RIGHT of size ~ n/2 which is less than n; therefore, LEFT and RIGHT are summed properly by the induction hypothesis.</text:p>
      <text:p text:style-name="P16">The maximum sum is either entirely contained in LEFT or RIGHT or in the overlap between LEFT and RIGHT. So the maximum of LEFT, RIGHT or overlap is returned.</text:p>
      <text:p text:style-name="P16">This is repeated until the base case is reached. Therefore, by induction, recurrsive_algorithm(A) correctly sums any sub-array in any array.</text:p>
      <text:h text:style-name="P31" text:outline-level="1"><text:soft-page-break/>Experimental Analysis</text:h>
      <text:h text:style-name="P24" text:outline-level="2">Tabulated data:</text:h>
      <text:p text:style-name="P17"/>
      <text:h text:style-name="P24" text:outline-level="2"><draw:frame draw:style-name="fr1" draw:name="Object1" text:anchor-type="paragraph" svg:width="6.6071in" svg:height="3.778in" draw:z-index="0"><draw:object xlink:href="./Object 1" xlink:type="simple" xlink:show="embed" xlink:actuate="onLoad"/><draw:image xlink:href="./ObjectReplacements/Object 1" xlink:type="simple" xlink:show="embed" xlink:actuate="onLoad"/></draw:frame><draw:frame draw:style-name="fr2" draw:name="Object2" text:anchor-type="paragraph" svg:x="0.3134in" svg:y="4.4193in" svg:width="6.2992in" svg:height="3.5429in" draw:z-index="1"><draw:object xlink:href="./Object 2" xlink:type="simple" xlink:show="embed" xlink:actuate="onLoad"/><draw:image xlink:href="./ObjectReplacements/Object 2" xlink:type="simple" xlink:show="embed" xlink:actuate="onLoad"/></draw:frame>Plots</text:h>
      <text:p text:style-name="P17"/>
      <text:p text:style-name="P17"/>
      <text:p text:style-name="P17"><text:soft-page-break/></text:p>
      <text:p text:style-name="P17"><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17"><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17"/>
      <text:p text:style-name="P17"><draw:frame draw:style-name="fr3" draw:name="Object5" text:anchor-type="paragraph" svg:width="6.2984in" svg:height="3.5429in" draw:z-index="4"><draw:object xlink:href="./Object 5" xlink:type="simple" xlink:show="embed" xlink:actuate="onLoad"/><draw:image xlink:href="./ObjectReplacements/Object 5" xlink:type="simple" xlink:show="embed" xlink:actuate="onLoad"/></draw:frame><text:soft-page-break/></text:p>
      <text:p text:style-name="P17"/>
      <text:p text:style-name="P17"><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p>
      <text:h text:style-name="P32" text:outline-level="1">Extrapolation and Interpretation:</text:h>
      <text:h text:style-name="P25" text:outline-level="2">Question 1:</text:h>
      <text:p text:style-name="Standard">The largest array size that can be solved in an hour can be determined by the trendline of the <text:soft-page-break/>data <text:span text:style-name="T9">of the best fit of each curve.</text:span></text:p>
      <text:p text:style-name="P1"><text:span text:style-name="T16">Algorithm 1</text:span><text:span text:style-name="T9"> – best fit curve: f(n) = 0.0002132125 n</text:span><text:span text:style-name="T4">1.9361128816 </text:span><text:span text:style-name="T11">, R</text:span><text:span text:style-name="T4">2</text:span><text:span text:style-name="T11"> of 0.9981, slove for n:</text:span></text:p>
      <text:p text:style-name="P2"><text:span text:style-name="T11">n = (f(n)/0.0002132125 )</text:span><text:span text:style-name="T4">1/1.9361128816</text:span></text:p>
      <text:p text:style-name="P3">let f(n) = 1 hour = 3600 seconds</text:p>
      <text:p text:style-name="P3">n = (3600/0.0002132125 )<text:span text:style-name="T2">1/1.9361128816</text:span></text:p>
      <text:p text:style-name="P5">n = 283,443</text:p>
      <text:p text:style-name="P3"/>
      <text:p text:style-name="P8"><text:span text:style-name="T15">Algorithm 2</text:span> – best fit curve: f(n) = 0.0003864076n + 0.0169365923, R<text:span text:style-name="T2">2</text:span> of 0.9967, slove for n:</text:p>
      <text:p text:style-name="P3">n = (f(n) – 0.0169365923)/0.0003864076</text:p>
      <text:p text:style-name="P3">let f(n) = 1 hour = 3600 seconds</text:p>
      <text:p text:style-name="P3">n = (3600 – 0.0169365923)/0.0003864076</text:p>
      <text:p text:style-name="P7">n = 9,316,543</text:p>
      <text:p text:style-name="P3"/>
      <text:p text:style-name="P8"><text:span text:style-name="T15">Algorithm 3</text:span> – <text:span text:style-name="T13">lower bound </text:span>best fit curve, linear fit: f(n) = 0.004780369n – 0.419488129, R<text:span text:style-name="T2">2 </text:span>of 0.9983, slove for n:</text:p>
      <text:p text:style-name="P3">n = (f(n) - <text:s/>0.419488129)/0.004780369</text:p>
      <text:p text:style-name="P3">let f(n) = 1 hour = 3600 seconds</text:p>
      <text:p text:style-name="P3">n = (3600 - <text:s/>0.419488129)/0.004780369</text:p>
      <text:p text:style-name="P7">n = <text:span text:style-name="T13">752,992</text:span></text:p>
      <text:p text:style-name="P8"/>
      <text:p text:style-name="P8"><text:span text:style-name="T17">Algorithm 3 </text:span><text:span text:style-name="T13">– upper bound </text:span>best fit curve, logrithmic fit: f(n) <text:span text:style-name="T13">= </text:span>10.170529441 ln(n) – 59.5499120322, R<text:span text:style-name="T2">2</text:span> of 0.8082, <text:span text:style-name="T13">solve for n:</text:span></text:p>
      <text:p text:style-name="P4">n = e<text:span text:style-name="T2">(f(n) + 59.5499120322)/</text:span><text:span text:style-name="T4">10.170529441</text:span> </text:p>
      <text:p text:style-name="P4">let f(n) = 1 hour = 3600 seconds</text:p>
      <text:p text:style-name="P4">n = e<text:span text:style-name="T2">(3600 + 59.5499120322)/</text:span><text:span text:style-name="T4">10.170529441</text:span> </text:p>
      <text:p text:style-name="P6">n <text:span text:style-name="T14">~</text:span> e<text:span text:style-name="T5">366 </text:span><text:span text:style-name="T14">which is HUGE!</text:span></text:p>
      <text:p text:style-name="P4"/>
      <text:h text:style-name="P26" text:outline-level="2">Question 2:</text:h>
      <text:p text:style-name="P18">Log – log slopes, calculated using m = log(f(n)<text:span text:style-name="T18">1</text:span><text:span text:style-name="T10">/f(n)</text:span><text:span text:style-name="T18">0</text:span><text:span text:style-name="T10">)/log(n</text:span><text:span text:style-name="T18">1</text:span><text:span text:style-name="T10">/n</text:span><text:span text:style-name="T18">0</text:span><text:span text:style-name="T10">):</text:span></text:p>
      <text:p text:style-name="P18"><draw:frame draw:style-name="fr2" draw:name="Object7" text:anchor-type="paragraph" svg:x="0.5382in" svg:y="0.0898in" svg:width="5.0374in" svg:height="0.7563in" draw:z-index="6"><draw:object xlink:href="./Object 7" xlink:type="simple" xlink:show="embed" xlink:actuate="onLoad"/><draw:image xlink:href="./ObjectReplacements/Object 7" xlink:type="simple" xlink:show="embed" xlink:actuate="onLoad"/></draw:frame><text:span text:style-name="T10"/></text:p>
      <text:p text:style-name="P18"><text:span text:style-name="T10"/></text:p>
      <text:p text:style-name="P18"/>
      <text:p text:style-name="P19">The slope of algorithm 1 is approximately 2, making it a 2<text:span text:style-name="T2">nd</text:span> order quadradic. Algorithm 1 and 2 are near a slope of 1. They are nearly linear, at least according to the data collected.</text:p>
      <text:p text:style-name="P18">At first glance it seems that the third algorithm should have had the highest performance. But it was outperformed by the second algorithm. <text:span text:style-name="T19">It acted as a linear algorithm, I think t</text:span>his is because the linear time operation of finding the overlap is actually pretty costly, so it <text:soft-page-break/>dominiates. <text:span text:style-name="T19">I tried testing huge numbers of array elements (in the billions) but I used all my memory (16GiB!) in stack generation.</text:span></text:p>
      <text:p text:style-name="P19">Another possibility is that algorithm 3 should be optimized for tail recurrsion, this might reduce the number of overlap operations that need to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Cantarell1" svg:font-family="Cantarell"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1" fo:font-family="Cantarell"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08:34:15.719987817</meta:creation-date>
    <dc:date>2014-02-02T20:48:11.057304152</dc:date>
    <meta:editing-duration>PT9H52M21S</meta:editing-duration>
    <meta:editing-cycles>4</meta:editing-cycles>
    <meta:generator>LibreOffice/4.1.4.2$Linux_X86_64 LibreOffice_project/410m0$Build-2</meta:generator>
    <meta:document-statistic meta:table-count="0" meta:image-count="0" meta:object-count="7" meta:page-count="9" meta:paragraph-count="100" meta:word-count="1070" meta:character-count="6969" meta:non-whitespace-character-count="57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256in"/>
    </style:style>
    <style:style style:name="co2" style:family="table-column">
      <style:table-column-properties fo:break-before="auto" style:column-width="1.7189in"/>
    </style:style>
    <style:style style:name="co3" style:family="table-column">
      <style:table-column-properties fo:break-before="auto" style:column-width="1.6437in"/>
    </style:style>
    <style:style style:name="co4" style:family="table-column">
      <style:table-column-properties fo:break-before="auto" style:column-width="0.889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row table:style-name="ro1">
          <table:table-cell table:style-name="ce1" office:value-type="string" calcext:value-type="string">
            <text:p>length of array (items):</text:p>
          </table:table-cell>
          <table:table-cell table:style-name="ce1" office:value-type="string" calcext:value-type="string">
            <text:p>Algorithm 1</text:p>
          </table:table-cell>
          <table:table-cell table:style-name="ce1" office:value-type="string" calcext:value-type="string">
            <text:p>Algoritm 2</text:p>
          </table:table-cell>
          <table:table-cell table:style-name="ce1" office:value-type="string" calcext:value-type="string">
            <text:p>Algorithm 3</text:p>
          </table:table-cell>
        </table:table-row>
        <table:table-row table:style-name="ro1">
          <table:table-cell office:value-type="float" office:value="100" calcext:value-type="float">
            <text:p>100</text:p>
          </table:table-cell>
          <table:table-cell office:value-type="float" office:value="2.77161598205566" calcext:value-type="float">
            <text:p>2.7716159821</text:p>
          </table:table-cell>
          <table:table-cell office:value-type="float" office:value="0.0872611999511719" calcext:value-type="float">
            <text:p>0.0872612</text:p>
          </table:table-cell>
          <table:table-cell office:value-type="float" office:value="0.710248947143555" calcext:value-type="float">
            <text:p>0.7102489471</text:p>
          </table:table-cell>
        </table:table-row>
        <table:table-row table:style-name="ro1">
          <table:table-cell office:value-type="float" office:value="200" calcext:value-type="float">
            <text:p>200</text:p>
          </table:table-cell>
          <table:table-cell office:value-type="float" office:value="5.46979904174805" calcext:value-type="float">
            <text:p>5.4697990417</text:p>
          </table:table-cell>
          <table:table-cell office:value-type="float" office:value="0.0882148742675781" calcext:value-type="float">
            <text:p>0.0882148743</text:p>
          </table:table-cell>
          <table:table-cell office:value-type="float" office:value="0.772237777709961" calcext:value-type="float">
            <text:p>0.7722377777</text:p>
          </table:table-cell>
        </table:table-row>
        <table:table-row table:style-name="ro1">
          <table:table-cell office:value-type="float" office:value="300" calcext:value-type="float">
            <text:p>300</text:p>
          </table:table-cell>
          <table:table-cell office:value-type="float" office:value="11.5578174591064" calcext:value-type="float">
            <text:p>11.5578174591</text:p>
          </table:table-cell>
          <table:table-cell office:value-type="float" office:value="0.119209289550781" calcext:value-type="float">
            <text:p>0.1192092896</text:p>
          </table:table-cell>
          <table:table-cell office:value-type="float" office:value="1.13010406494141" calcext:value-type="float">
            <text:p>1.1301040649</text:p>
          </table:table-cell>
        </table:table-row>
        <table:table-row table:style-name="ro1">
          <table:table-cell office:value-type="float" office:value="400" calcext:value-type="float">
            <text:p>400</text:p>
          </table:table-cell>
          <table:table-cell office:value-type="float" office:value="20.0495719909668" calcext:value-type="float">
            <text:p>20.049571991</text:p>
          </table:table-cell>
          <table:table-cell office:value-type="float" office:value="0.157594680786133" calcext:value-type="float">
            <text:p>0.1575946808</text:p>
          </table:table-cell>
          <table:table-cell office:value-type="float" office:value="1.94692611694336" calcext:value-type="float">
            <text:p>1.9469261169</text:p>
          </table:table-cell>
        </table:table-row>
        <table:table-row table:style-name="ro1">
          <table:table-cell office:value-type="float" office:value="500" calcext:value-type="float">
            <text:p>500</text:p>
          </table:table-cell>
          <table:table-cell office:value-type="float" office:value="37.1966361999512" calcext:value-type="float">
            <text:p>37.1966362</text:p>
          </table:table-cell>
          <table:table-cell office:value-type="float" office:value="0.192880630493164" calcext:value-type="float">
            <text:p>0.1928806305</text:p>
          </table:table-cell>
          <table:table-cell office:value-type="float" office:value="1.92546844482422" calcext:value-type="float">
            <text:p>1.9254684448</text:p>
          </table:table-cell>
        </table:table-row>
        <table:table-row table:style-name="ro1">
          <table:table-cell office:value-type="float" office:value="600" calcext:value-type="float">
            <text:p>600</text:p>
          </table:table-cell>
          <table:table-cell office:value-type="float" office:value="45.1765060424805" calcext:value-type="float">
            <text:p>45.1765060425</text:p>
          </table:table-cell>
          <table:table-cell office:value-type="float" office:value="0.238180160522461" calcext:value-type="float">
            <text:p>0.2381801605</text:p>
          </table:table-cell>
          <table:table-cell office:value-type="float" office:value="2.36415863037109" calcext:value-type="float">
            <text:p>2.3641586304</text:p>
          </table:table-cell>
        </table:table-row>
        <table:table-row table:style-name="ro1">
          <table:table-cell office:value-type="float" office:value="700" calcext:value-type="float">
            <text:p>700</text:p>
          </table:table-cell>
          <table:table-cell office:value-type="float" office:value="59.3752861022949" calcext:value-type="float">
            <text:p>59.3752861023</text:p>
          </table:table-cell>
          <table:table-cell office:value-type="float" office:value="0.263214111328125" calcext:value-type="float">
            <text:p>0.2632141113</text:p>
          </table:table-cell>
          <table:table-cell office:value-type="float" office:value="2.8069019317627" calcext:value-type="float">
            <text:p>2.8069019318</text:p>
          </table:table-cell>
        </table:table-row>
        <table:table-row table:style-name="ro1">
          <table:table-cell office:value-type="float" office:value="800" calcext:value-type="float">
            <text:p>800</text:p>
          </table:table-cell>
          <table:table-cell office:value-type="float" office:value="82.5231075286865" calcext:value-type="float">
            <text:p>82.5231075287</text:p>
          </table:table-cell>
          <table:table-cell office:value-type="float" office:value="0.30517578125" calcext:value-type="float">
            <text:p>0.3051757813</text:p>
          </table:table-cell>
          <table:table-cell office:value-type="float" office:value="3.1435489654541" calcext:value-type="float">
            <text:p>3.1435489655</text:p>
          </table:table-cell>
        </table:table-row>
        <table:table-row table:style-name="ro1">
          <table:table-cell office:value-type="float" office:value="900" calcext:value-type="float">
            <text:p>900</text:p>
          </table:table-cell>
          <table:table-cell office:value-type="float" office:value="104.891061782837" calcext:value-type="float">
            <text:p>104.8910617828</text:p>
          </table:table-cell>
          <table:table-cell office:value-type="float" office:value="0.334501266479492" calcext:value-type="float">
            <text:p>0.3345012665</text:p>
          </table:table-cell>
          <table:table-cell office:value-type="float" office:value="3.59368324279785" calcext:value-type="float">
            <text:p>3.5936832428</text:p>
          </table:table-cell>
        </table:table-row>
        <table:table-row table:style-name="ro1">
          <table:table-cell office:value-type="float" office:value="1000" calcext:value-type="float">
            <text:p>1000</text:p>
          </table:table-cell>
          <table:table-cell office:value-type="float" office:value="124.716758728027" calcext:value-type="float">
            <text:p>124.716758728</text:p>
          </table:table-cell>
          <table:table-cell office:value-type="float" office:value="0.38909912109375" calcext:value-type="float">
            <text:p>0.3890991211</text:p>
          </table:table-cell>
          <table:table-cell office:value-type="float" office:value="4.09173965454102" calcext:value-type="float">
            <text:p>4.0917396545</text:p>
          </table:table-cell>
        </table:table-row>
        <table:table-row table:style-name="ro1">
          <table:table-cell office:value-type="float" office:value="2000" calcext:value-type="float">
            <text:p>2000</text:p>
          </table:table-cell>
          <table:table-cell office:value-type="float" office:value="506.437540054321" calcext:value-type="float">
            <text:p>506.4375400543</text:p>
          </table:table-cell>
          <table:table-cell office:value-type="float" office:value="0.803947448730469" calcext:value-type="float">
            <text:p>0.8039474487</text:p>
          </table:table-cell>
          <table:table-cell office:value-type="float" office:value="9.11331176757813" calcext:value-type="float">
            <text:p>9.1133117676</text:p>
          </table:table-cell>
        </table:table-row>
        <table:table-row table:style-name="ro1">
          <table:table-cell office:value-type="float" office:value="3000" calcext:value-type="float">
            <text:p>3000</text:p>
          </table:table-cell>
          <table:table-cell office:value-type="float" office:value="1130.9654712677" calcext:value-type="float">
            <text:p>1130.9654712677</text:p>
          </table:table-cell>
          <table:table-cell office:value-type="float" office:value="1.13868713378906" calcext:value-type="float">
            <text:p>1.1386871338</text:p>
          </table:table-cell>
          <table:table-cell office:value-type="float" office:value="12.9764080047607" calcext:value-type="float">
            <text:p>12.9764080048</text:p>
          </table:table-cell>
        </table:table-row>
        <table:table-row table:style-name="ro1">
          <table:table-cell office:value-type="float" office:value="4000" calcext:value-type="float">
            <text:p>4000</text:p>
          </table:table-cell>
          <table:table-cell office:value-type="float" office:value="2003.38912010193" calcext:value-type="float">
            <text:p>2003.3891201019</text:p>
          </table:table-cell>
          <table:table-cell office:value-type="float" office:value="1.66630744934082" calcext:value-type="float">
            <text:p>1.6663074493</text:p>
          </table:table-cell>
          <table:table-cell office:value-type="float" office:value="18.1989669799805" calcext:value-type="float">
            <text:p>18.19896698</text:p>
          </table:table-cell>
        </table:table-row>
        <table:table-row table:style-name="ro1">
          <table:table-cell office:value-type="float" office:value="5000" calcext:value-type="float">
            <text:p>5000</text:p>
          </table:table-cell>
          <table:table-cell office:value-type="float" office:value="3167.58346557617" calcext:value-type="float">
            <text:p>3167.5834655762</text:p>
          </table:table-cell>
          <table:table-cell office:value-type="float" office:value="1.98817253112793" calcext:value-type="float">
            <text:p>1.9881725311</text:p>
          </table:table-cell>
          <table:table-cell office:value-type="float" office:value="23.2424736022949" calcext:value-type="float">
            <text:p>23.2424736023</text:p>
          </table:table-cell>
        </table:table-row>
        <table:table-row table:style-name="ro1">
          <table:table-cell office:value-type="float" office:value="6000" calcext:value-type="float">
            <text:p>6000</text:p>
          </table:table-cell>
          <table:table-cell office:value-type="float" office:value="4702.143907547" calcext:value-type="float">
            <text:p>4702.143907547</text:p>
          </table:table-cell>
          <table:table-cell office:value-type="float" office:value="2.50983238220215" calcext:value-type="float">
            <text:p>2.5098323822</text:p>
          </table:table-cell>
          <table:table-cell office:value-type="float" office:value="29.3796062469482" calcext:value-type="float">
            <text:p>29.3796062469</text:p>
          </table:table-cell>
        </table:table-row>
        <table:table-row table:style-name="ro1">
          <table:table-cell office:value-type="float" office:value="7000" calcext:value-type="float">
            <text:p>7000</text:p>
          </table:table-cell>
          <table:table-cell office:value-type="float" office:value="6300.38595199585" calcext:value-type="float">
            <text:p>6300.3859519959</text:p>
          </table:table-cell>
          <table:table-cell office:value-type="float" office:value="2.69103050231934" calcext:value-type="float">
            <text:p>2.6910305023</text:p>
          </table:table-cell>
          <table:table-cell office:value-type="float" office:value="32.7661037445068" calcext:value-type="float">
            <text:p>32.7661037445</text:p>
          </table:table-cell>
        </table:table-row>
        <table:table-row table:style-name="ro1">
          <table:table-cell office:value-type="float" office:value="8000" calcext:value-type="float">
            <text:p>8000</text:p>
          </table:table-cell>
          <table:table-cell office:value-type="float" office:value="8240.94963073731" calcext:value-type="float">
            <text:p>8240.9496307373</text:p>
          </table:table-cell>
          <table:table-cell office:value-type="float" office:value="3.04269790649414" calcext:value-type="float">
            <text:p>3.0426979065</text:p>
          </table:table-cell>
          <table:table-cell office:value-type="float" office:value="39.7121906280518" calcext:value-type="float">
            <text:p>39.7121906281</text:p>
          </table:table-cell>
        </table:table-row>
        <table:table-row table:style-name="ro1">
          <table:table-cell office:value-type="float" office:value="9000" calcext:value-type="float">
            <text:p>9000</text:p>
          </table:table-cell>
          <table:table-cell office:value-type="float" office:value="10258.1548690796" calcext:value-type="float">
            <text:p>10258.1548690796</text:p>
          </table:table-cell>
          <table:table-cell office:value-type="float" office:value="3.44538688659668" calcext:value-type="float">
            <text:p>3.4453868866</text:p>
          </table:table-cell>
          <table:table-cell office:value-type="float" office:value="41.8004989624023" calcext:value-type="float">
            <text:p>41.8004989624</text:p>
          </table:table-cell>
        </table:table-row>
        <table:table-row table:style-name="ro1">
          <table:table-cell office:value-type="float" office:value="10000" calcext:value-type="float">
            <text:p>10000</text:p>
          </table:table-cell>
          <table:table-cell office:value-type="float" office:value="12838.2110595703" calcext:value-type="float">
            <text:p>12838.2110595703</text:p>
          </table:table-cell>
          <table:table-cell office:value-type="float" office:value="3.85165214538574" calcext:value-type="float">
            <text:p>3.8516521454</text:p>
          </table:table-cell>
          <table:table-cell office:value-type="float" office:value="46.7867851257324" calcext:value-type="float">
            <text:p>46.786785125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2">00/00/0000</text:date>, <text:time style:data-style-name="N2" text:time-value="0000-00-00T11:37:44.339913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1.433cm" svg:y="0.314cm" chart:style-name="ch2">
          <text:p>Algorithmic Run Time as a Function of Number of Array Elements</text:p>
        </chart:title>
        <chart:legend chart:legend-position="end" svg:x="13.498cm" svg:y="3.622cm" style:legend-expansion="high" chart:style-name="ch3"/>
        <chart:plot-area chart:style-name="ch4" chart:data-source-has-labels="both" svg:x="1.384cm" svg:y="1.71cm" svg:width="11.476cm" svg:height="6.075cm">
          <chartooo:coordinate-region svg:x="2.561cm" svg:y="1.936cm" svg:width="9.834cm" svg:height="5.149cm"/>
          <chart:axis chart:dimension="x" chart:name="primary-x" chart:style-name="ch5" chartooo:axis-type="auto">
            <chart:title svg:x="6.139cm" svg:y="7.964cm" chart:style-name="ch6">
              <text:p>Run Time (s)</text:p>
            </chart:title>
            <chart:categories table:cell-range-address="local-table.$A$2:.$A$20"/>
          </chart:axis>
          <chart:axis chart:dimension="y" chart:name="primary-y" chart:style-name="ch5">
            <chart:title svg:x="0.451cm" svg:y="6.431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D$2:.$D$20" chart:label-cell-address="local-table.$D$1" chart:class="chart:scatter">
            <chart:data-point chart:repeated="19"/>
          </chart:series>
          <chart:series chart:style-name="ch11" chart:values-cell-range-address="local-table.$E$2:.$E$20" chart:label-cell-address="local-table.$E$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lgorithm 1</text:p>
              </table:table-cell>
              <table:table-cell office:value-type="string">
                <text:p>Algoritm 2</text:p>
              </table:table-cell>
              <table:table-cell office:value-type="string">
                <text:p>Algorithm 3</text:p>
              </table:table-cell>
            </table:table-row>
          </table:table-header-rows>
          <table:table-rows>
            <table:table-row>
              <table:table-cell office:value-type="string">
                <text:p>1</text:p>
              </table:table-cell>
              <table:table-cell office:value-type="float" office:value="100">
                <text:p>100</text:p>
              </table:table-cell>
              <table:table-cell office:value-type="float" office:value="2.77161598205566">
                <text:p>2.77161598205566</text:p>
              </table:table-cell>
              <table:table-cell office:value-type="float" office:value="0.0872611999511719">
                <text:p>0.0872611999511719</text:p>
              </table:table-cell>
              <table:table-cell office:value-type="float" office:value="0.710248947143555">
                <text:p>0.710248947143555</text:p>
              </table:table-cell>
            </table:table-row>
            <table:table-row>
              <table:table-cell office:value-type="string">
                <text:p>2</text:p>
              </table:table-cell>
              <table:table-cell office:value-type="float" office:value="200">
                <text:p>200</text:p>
              </table:table-cell>
              <table:table-cell office:value-type="float" office:value="5.46979904174805">
                <text:p>5.46979904174805</text:p>
              </table:table-cell>
              <table:table-cell office:value-type="float" office:value="0.0882148742675781">
                <text:p>0.0882148742675781</text:p>
              </table:table-cell>
              <table:table-cell office:value-type="float" office:value="0.772237777709961">
                <text:p>0.772237777709961</text:p>
              </table:table-cell>
            </table:table-row>
            <table:table-row>
              <table:table-cell office:value-type="string">
                <text:p>3</text:p>
              </table:table-cell>
              <table:table-cell office:value-type="float" office:value="300">
                <text:p>300</text:p>
              </table:table-cell>
              <table:table-cell office:value-type="float" office:value="11.5578174591064">
                <text:p>11.5578174591064</text:p>
              </table:table-cell>
              <table:table-cell office:value-type="float" office:value="0.119209289550781">
                <text:p>0.119209289550781</text:p>
              </table:table-cell>
              <table:table-cell office:value-type="float" office:value="1.13010406494141">
                <text:p>1.13010406494141</text:p>
              </table:table-cell>
            </table:table-row>
            <table:table-row>
              <table:table-cell office:value-type="string">
                <text:p>4</text:p>
              </table:table-cell>
              <table:table-cell office:value-type="float" office:value="400">
                <text:p>400</text:p>
              </table:table-cell>
              <table:table-cell office:value-type="float" office:value="20.0495719909668">
                <text:p>20.0495719909668</text:p>
              </table:table-cell>
              <table:table-cell office:value-type="float" office:value="0.157594680786133">
                <text:p>0.157594680786133</text:p>
              </table:table-cell>
              <table:table-cell office:value-type="float" office:value="1.94692611694336">
                <text:p>1.94692611694336</text:p>
              </table:table-cell>
            </table:table-row>
            <table:table-row>
              <table:table-cell office:value-type="string">
                <text:p>5</text:p>
              </table:table-cell>
              <table:table-cell office:value-type="float" office:value="500">
                <text:p>500</text:p>
              </table:table-cell>
              <table:table-cell office:value-type="float" office:value="37.1966361999512">
                <text:p>37.1966361999512</text:p>
              </table:table-cell>
              <table:table-cell office:value-type="float" office:value="0.192880630493164">
                <text:p>0.192880630493164</text:p>
              </table:table-cell>
              <table:table-cell office:value-type="float" office:value="1.92546844482422">
                <text:p>1.92546844482422</text:p>
              </table:table-cell>
            </table:table-row>
            <table:table-row>
              <table:table-cell office:value-type="string">
                <text:p>6</text:p>
              </table:table-cell>
              <table:table-cell office:value-type="float" office:value="600">
                <text:p>600</text:p>
              </table:table-cell>
              <table:table-cell office:value-type="float" office:value="45.1765060424805">
                <text:p>45.1765060424805</text:p>
              </table:table-cell>
              <table:table-cell office:value-type="float" office:value="0.238180160522461">
                <text:p>0.238180160522461</text:p>
              </table:table-cell>
              <table:table-cell office:value-type="float" office:value="2.36415863037109">
                <text:p>2.36415863037109</text:p>
              </table:table-cell>
            </table:table-row>
            <table:table-row>
              <table:table-cell office:value-type="string">
                <text:p>7</text:p>
              </table:table-cell>
              <table:table-cell office:value-type="float" office:value="700">
                <text:p>700</text:p>
              </table:table-cell>
              <table:table-cell office:value-type="float" office:value="59.3752861022949">
                <text:p>59.3752861022949</text:p>
              </table:table-cell>
              <table:table-cell office:value-type="float" office:value="0.263214111328125">
                <text:p>0.263214111328125</text:p>
              </table:table-cell>
              <table:table-cell office:value-type="float" office:value="2.8069019317627">
                <text:p>2.8069019317627</text:p>
              </table:table-cell>
            </table:table-row>
            <table:table-row>
              <table:table-cell office:value-type="string">
                <text:p>8</text:p>
              </table:table-cell>
              <table:table-cell office:value-type="float" office:value="800">
                <text:p>800</text:p>
              </table:table-cell>
              <table:table-cell office:value-type="float" office:value="82.5231075286865">
                <text:p>82.5231075286865</text:p>
              </table:table-cell>
              <table:table-cell office:value-type="float" office:value="0.30517578125">
                <text:p>0.30517578125</text:p>
              </table:table-cell>
              <table:table-cell office:value-type="float" office:value="3.1435489654541">
                <text:p>3.1435489654541</text:p>
              </table:table-cell>
            </table:table-row>
            <table:table-row>
              <table:table-cell office:value-type="string">
                <text:p>9</text:p>
              </table:table-cell>
              <table:table-cell office:value-type="float" office:value="900">
                <text:p>900</text:p>
              </table:table-cell>
              <table:table-cell office:value-type="float" office:value="104.891061782837">
                <text:p>104.891061782837</text:p>
              </table:table-cell>
              <table:table-cell office:value-type="float" office:value="0.334501266479492">
                <text:p>0.334501266479492</text:p>
              </table:table-cell>
              <table:table-cell office:value-type="float" office:value="3.59368324279785">
                <text:p>3.59368324279785</text:p>
              </table:table-cell>
            </table:table-row>
            <table:table-row>
              <table:table-cell office:value-type="string">
                <text:p>10</text:p>
              </table:table-cell>
              <table:table-cell office:value-type="float" office:value="1000">
                <text:p>1000</text:p>
              </table:table-cell>
              <table:table-cell office:value-type="float" office:value="124.716758728027">
                <text:p>124.716758728027</text:p>
              </table:table-cell>
              <table:table-cell office:value-type="float" office:value="0.38909912109375">
                <text:p>0.38909912109375</text:p>
              </table:table-cell>
              <table:table-cell office:value-type="float" office:value="4.09173965454102">
                <text:p>4.09173965454102</text:p>
              </table:table-cell>
            </table:table-row>
            <table:table-row>
              <table:table-cell office:value-type="string">
                <text:p>11</text:p>
              </table:table-cell>
              <table:table-cell office:value-type="float" office:value="2000">
                <text:p>2000</text:p>
              </table:table-cell>
              <table:table-cell office:value-type="float" office:value="506.437540054321">
                <text:p>506.437540054321</text:p>
              </table:table-cell>
              <table:table-cell office:value-type="float" office:value="0.803947448730469">
                <text:p>0.803947448730469</text:p>
              </table:table-cell>
              <table:table-cell office:value-type="float" office:value="9.11331176757813">
                <text:p>9.11331176757813</text:p>
              </table:table-cell>
            </table:table-row>
            <table:table-row>
              <table:table-cell office:value-type="string">
                <text:p>12</text:p>
              </table:table-cell>
              <table:table-cell office:value-type="float" office:value="3000">
                <text:p>3000</text:p>
              </table:table-cell>
              <table:table-cell office:value-type="float" office:value="1130.9654712677">
                <text:p>1130.9654712677</text:p>
              </table:table-cell>
              <table:table-cell office:value-type="float" office:value="1.13868713378906">
                <text:p>1.13868713378906</text:p>
              </table:table-cell>
              <table:table-cell office:value-type="float" office:value="12.9764080047607">
                <text:p>12.9764080047607</text:p>
              </table:table-cell>
            </table:table-row>
            <table:table-row>
              <table:table-cell office:value-type="string">
                <text:p>13</text:p>
              </table:table-cell>
              <table:table-cell office:value-type="float" office:value="4000">
                <text:p>4000</text:p>
              </table:table-cell>
              <table:table-cell office:value-type="float" office:value="2003.38912010193">
                <text:p>2003.38912010193</text:p>
              </table:table-cell>
              <table:table-cell office:value-type="float" office:value="1.66630744934082">
                <text:p>1.66630744934082</text:p>
              </table:table-cell>
              <table:table-cell office:value-type="float" office:value="18.1989669799805">
                <text:p>18.1989669799805</text:p>
              </table:table-cell>
            </table:table-row>
            <table:table-row>
              <table:table-cell office:value-type="string">
                <text:p>14</text:p>
              </table:table-cell>
              <table:table-cell office:value-type="float" office:value="5000">
                <text:p>5000</text:p>
              </table:table-cell>
              <table:table-cell office:value-type="float" office:value="3167.58346557617">
                <text:p>3167.58346557617</text:p>
              </table:table-cell>
              <table:table-cell office:value-type="float" office:value="1.98817253112793">
                <text:p>1.98817253112793</text:p>
              </table:table-cell>
              <table:table-cell office:value-type="float" office:value="23.2424736022949">
                <text:p>23.2424736022949</text:p>
              </table:table-cell>
            </table:table-row>
            <table:table-row>
              <table:table-cell office:value-type="string">
                <text:p>15</text:p>
              </table:table-cell>
              <table:table-cell office:value-type="float" office:value="6000">
                <text:p>6000</text:p>
              </table:table-cell>
              <table:table-cell office:value-type="float" office:value="4702.143907547">
                <text:p>4702.143907547</text:p>
              </table:table-cell>
              <table:table-cell office:value-type="float" office:value="2.50983238220215">
                <text:p>2.50983238220215</text:p>
              </table:table-cell>
              <table:table-cell office:value-type="float" office:value="29.3796062469482">
                <text:p>29.3796062469482</text:p>
              </table:table-cell>
            </table:table-row>
            <table:table-row>
              <table:table-cell office:value-type="string">
                <text:p>16</text:p>
              </table:table-cell>
              <table:table-cell office:value-type="float" office:value="7000">
                <text:p>7000</text:p>
              </table:table-cell>
              <table:table-cell office:value-type="float" office:value="6300.38595199585">
                <text:p>6300.38595199585</text:p>
              </table:table-cell>
              <table:table-cell office:value-type="float" office:value="2.69103050231934">
                <text:p>2.69103050231934</text:p>
              </table:table-cell>
              <table:table-cell office:value-type="float" office:value="32.7661037445068">
                <text:p>32.7661037445068</text:p>
              </table:table-cell>
            </table:table-row>
            <table:table-row>
              <table:table-cell office:value-type="string">
                <text:p>17</text:p>
              </table:table-cell>
              <table:table-cell office:value-type="float" office:value="8000">
                <text:p>8000</text:p>
              </table:table-cell>
              <table:table-cell office:value-type="float" office:value="8240.94963073731">
                <text:p>8240.94963073731</text:p>
              </table:table-cell>
              <table:table-cell office:value-type="float" office:value="3.04269790649414">
                <text:p>3.04269790649414</text:p>
              </table:table-cell>
              <table:table-cell office:value-type="float" office:value="39.7121906280518">
                <text:p>39.7121906280518</text:p>
              </table:table-cell>
            </table:table-row>
            <table:table-row>
              <table:table-cell office:value-type="string">
                <text:p>18</text:p>
              </table:table-cell>
              <table:table-cell office:value-type="float" office:value="9000">
                <text:p>9000</text:p>
              </table:table-cell>
              <table:table-cell office:value-type="float" office:value="10258.1548690796">
                <text:p>10258.1548690796</text:p>
              </table:table-cell>
              <table:table-cell office:value-type="float" office:value="3.44538688659668">
                <text:p>3.44538688659668</text:p>
              </table:table-cell>
              <table:table-cell office:value-type="float" office:value="41.8004989624023">
                <text:p>41.8004989624023</text:p>
              </table:table-cell>
            </table:table-row>
            <table:table-row>
              <table:table-cell office:value-type="string">
                <text:p>19</text:p>
              </table:table-cell>
              <table:table-cell office:value-type="float" office:value="10000">
                <text:p>10000</text:p>
              </table:table-cell>
              <table:table-cell office:value-type="float" office:value="12838.2110595703">
                <text:p>12838.2110595703</text:p>
              </table:table-cell>
              <table:table-cell office:value-type="float" office:value="3.85165214538574">
                <text:p>3.85165214538574</text:p>
              </table:table-cell>
              <table:table-cell office:value-type="float" office:value="46.7867851257324">
                <text:p>46.78678512573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0.507cm" svg:y="0.314cm" chart:style-name="ch2">
          <text:p>Algorithmic Run Time as a Function of Number of Array Elements, Log-Log</text:p>
        </chart:title>
        <chart:legend chart:legend-position="end" svg:x="13.498cm" svg:y="3.622cm" style:legend-expansion="high" chart:style-name="ch3"/>
        <chart:plot-area chart:style-name="ch4" chart:data-source-has-labels="both" svg:x="1.384cm" svg:y="1.71cm" svg:width="11.476cm" svg:height="6.075cm">
          <chartooo:coordinate-region svg:x="2.746cm" svg:y="1.936cm" svg:width="9.649cm" svg:height="5.149cm"/>
          <chart:axis chart:dimension="x" chart:name="primary-x" chart:style-name="ch5" chartooo:axis-type="auto">
            <chart:title svg:x="6.139cm" svg:y="7.964cm" chart:style-name="ch6">
              <text:p>Run Time (s)</text:p>
            </chart:title>
            <chart:categories table:cell-range-address="local-table.$A$2:.$A$20"/>
          </chart:axis>
          <chart:axis chart:dimension="y" chart:name="primary-y" chart:style-name="ch5">
            <chart:title svg:x="0.451cm" svg:y="6.431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D$2:.$D$20" chart:label-cell-address="local-table.$D$1" chart:class="chart:scatter">
            <chart:data-point chart:repeated="19"/>
          </chart:series>
          <chart:series chart:style-name="ch11" chart:values-cell-range-address="local-table.$E$2:.$E$20" chart:label-cell-address="local-table.$E$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lgorithm 1</text:p>
              </table:table-cell>
              <table:table-cell office:value-type="string">
                <text:p>Algoritm 2</text:p>
              </table:table-cell>
              <table:table-cell office:value-type="string">
                <text:p>Algorithm 3</text:p>
              </table:table-cell>
            </table:table-row>
          </table:table-header-rows>
          <table:table-rows>
            <table:table-row>
              <table:table-cell office:value-type="string">
                <text:p>1</text:p>
              </table:table-cell>
              <table:table-cell office:value-type="float" office:value="100">
                <text:p>100</text:p>
              </table:table-cell>
              <table:table-cell office:value-type="float" office:value="2.77161598205566">
                <text:p>2.77161598205566</text:p>
              </table:table-cell>
              <table:table-cell office:value-type="float" office:value="0.0872611999511719">
                <text:p>0.0872611999511719</text:p>
              </table:table-cell>
              <table:table-cell office:value-type="float" office:value="0.710248947143555">
                <text:p>0.710248947143555</text:p>
              </table:table-cell>
            </table:table-row>
            <table:table-row>
              <table:table-cell office:value-type="string">
                <text:p>2</text:p>
              </table:table-cell>
              <table:table-cell office:value-type="float" office:value="200">
                <text:p>200</text:p>
              </table:table-cell>
              <table:table-cell office:value-type="float" office:value="5.46979904174805">
                <text:p>5.46979904174805</text:p>
              </table:table-cell>
              <table:table-cell office:value-type="float" office:value="0.0882148742675781">
                <text:p>0.0882148742675781</text:p>
              </table:table-cell>
              <table:table-cell office:value-type="float" office:value="0.772237777709961">
                <text:p>0.772237777709961</text:p>
              </table:table-cell>
            </table:table-row>
            <table:table-row>
              <table:table-cell office:value-type="string">
                <text:p>3</text:p>
              </table:table-cell>
              <table:table-cell office:value-type="float" office:value="300">
                <text:p>300</text:p>
              </table:table-cell>
              <table:table-cell office:value-type="float" office:value="11.5578174591064">
                <text:p>11.5578174591064</text:p>
              </table:table-cell>
              <table:table-cell office:value-type="float" office:value="0.119209289550781">
                <text:p>0.119209289550781</text:p>
              </table:table-cell>
              <table:table-cell office:value-type="float" office:value="1.13010406494141">
                <text:p>1.13010406494141</text:p>
              </table:table-cell>
            </table:table-row>
            <table:table-row>
              <table:table-cell office:value-type="string">
                <text:p>4</text:p>
              </table:table-cell>
              <table:table-cell office:value-type="float" office:value="400">
                <text:p>400</text:p>
              </table:table-cell>
              <table:table-cell office:value-type="float" office:value="20.0495719909668">
                <text:p>20.0495719909668</text:p>
              </table:table-cell>
              <table:table-cell office:value-type="float" office:value="0.157594680786133">
                <text:p>0.157594680786133</text:p>
              </table:table-cell>
              <table:table-cell office:value-type="float" office:value="1.94692611694336">
                <text:p>1.94692611694336</text:p>
              </table:table-cell>
            </table:table-row>
            <table:table-row>
              <table:table-cell office:value-type="string">
                <text:p>5</text:p>
              </table:table-cell>
              <table:table-cell office:value-type="float" office:value="500">
                <text:p>500</text:p>
              </table:table-cell>
              <table:table-cell office:value-type="float" office:value="37.1966361999512">
                <text:p>37.1966361999512</text:p>
              </table:table-cell>
              <table:table-cell office:value-type="float" office:value="0.192880630493164">
                <text:p>0.192880630493164</text:p>
              </table:table-cell>
              <table:table-cell office:value-type="float" office:value="1.92546844482422">
                <text:p>1.92546844482422</text:p>
              </table:table-cell>
            </table:table-row>
            <table:table-row>
              <table:table-cell office:value-type="string">
                <text:p>6</text:p>
              </table:table-cell>
              <table:table-cell office:value-type="float" office:value="600">
                <text:p>600</text:p>
              </table:table-cell>
              <table:table-cell office:value-type="float" office:value="45.1765060424805">
                <text:p>45.1765060424805</text:p>
              </table:table-cell>
              <table:table-cell office:value-type="float" office:value="0.238180160522461">
                <text:p>0.238180160522461</text:p>
              </table:table-cell>
              <table:table-cell office:value-type="float" office:value="2.36415863037109">
                <text:p>2.36415863037109</text:p>
              </table:table-cell>
            </table:table-row>
            <table:table-row>
              <table:table-cell office:value-type="string">
                <text:p>7</text:p>
              </table:table-cell>
              <table:table-cell office:value-type="float" office:value="700">
                <text:p>700</text:p>
              </table:table-cell>
              <table:table-cell office:value-type="float" office:value="59.3752861022949">
                <text:p>59.3752861022949</text:p>
              </table:table-cell>
              <table:table-cell office:value-type="float" office:value="0.263214111328125">
                <text:p>0.263214111328125</text:p>
              </table:table-cell>
              <table:table-cell office:value-type="float" office:value="2.8069019317627">
                <text:p>2.8069019317627</text:p>
              </table:table-cell>
            </table:table-row>
            <table:table-row>
              <table:table-cell office:value-type="string">
                <text:p>8</text:p>
              </table:table-cell>
              <table:table-cell office:value-type="float" office:value="800">
                <text:p>800</text:p>
              </table:table-cell>
              <table:table-cell office:value-type="float" office:value="82.5231075286865">
                <text:p>82.5231075286865</text:p>
              </table:table-cell>
              <table:table-cell office:value-type="float" office:value="0.30517578125">
                <text:p>0.30517578125</text:p>
              </table:table-cell>
              <table:table-cell office:value-type="float" office:value="3.1435489654541">
                <text:p>3.1435489654541</text:p>
              </table:table-cell>
            </table:table-row>
            <table:table-row>
              <table:table-cell office:value-type="string">
                <text:p>9</text:p>
              </table:table-cell>
              <table:table-cell office:value-type="float" office:value="900">
                <text:p>900</text:p>
              </table:table-cell>
              <table:table-cell office:value-type="float" office:value="104.891061782837">
                <text:p>104.891061782837</text:p>
              </table:table-cell>
              <table:table-cell office:value-type="float" office:value="0.334501266479492">
                <text:p>0.334501266479492</text:p>
              </table:table-cell>
              <table:table-cell office:value-type="float" office:value="3.59368324279785">
                <text:p>3.59368324279785</text:p>
              </table:table-cell>
            </table:table-row>
            <table:table-row>
              <table:table-cell office:value-type="string">
                <text:p>10</text:p>
              </table:table-cell>
              <table:table-cell office:value-type="float" office:value="1000">
                <text:p>1000</text:p>
              </table:table-cell>
              <table:table-cell office:value-type="float" office:value="124.716758728027">
                <text:p>124.716758728027</text:p>
              </table:table-cell>
              <table:table-cell office:value-type="float" office:value="0.38909912109375">
                <text:p>0.38909912109375</text:p>
              </table:table-cell>
              <table:table-cell office:value-type="float" office:value="4.09173965454102">
                <text:p>4.09173965454102</text:p>
              </table:table-cell>
            </table:table-row>
            <table:table-row>
              <table:table-cell office:value-type="string">
                <text:p>11</text:p>
              </table:table-cell>
              <table:table-cell office:value-type="float" office:value="2000">
                <text:p>2000</text:p>
              </table:table-cell>
              <table:table-cell office:value-type="float" office:value="506.437540054321">
                <text:p>506.437540054321</text:p>
              </table:table-cell>
              <table:table-cell office:value-type="float" office:value="0.803947448730469">
                <text:p>0.803947448730469</text:p>
              </table:table-cell>
              <table:table-cell office:value-type="float" office:value="9.11331176757813">
                <text:p>9.11331176757813</text:p>
              </table:table-cell>
            </table:table-row>
            <table:table-row>
              <table:table-cell office:value-type="string">
                <text:p>12</text:p>
              </table:table-cell>
              <table:table-cell office:value-type="float" office:value="3000">
                <text:p>3000</text:p>
              </table:table-cell>
              <table:table-cell office:value-type="float" office:value="1130.9654712677">
                <text:p>1130.9654712677</text:p>
              </table:table-cell>
              <table:table-cell office:value-type="float" office:value="1.13868713378906">
                <text:p>1.13868713378906</text:p>
              </table:table-cell>
              <table:table-cell office:value-type="float" office:value="12.9764080047607">
                <text:p>12.9764080047607</text:p>
              </table:table-cell>
            </table:table-row>
            <table:table-row>
              <table:table-cell office:value-type="string">
                <text:p>13</text:p>
              </table:table-cell>
              <table:table-cell office:value-type="float" office:value="4000">
                <text:p>4000</text:p>
              </table:table-cell>
              <table:table-cell office:value-type="float" office:value="2003.38912010193">
                <text:p>2003.38912010193</text:p>
              </table:table-cell>
              <table:table-cell office:value-type="float" office:value="1.66630744934082">
                <text:p>1.66630744934082</text:p>
              </table:table-cell>
              <table:table-cell office:value-type="float" office:value="18.1989669799805">
                <text:p>18.1989669799805</text:p>
              </table:table-cell>
            </table:table-row>
            <table:table-row>
              <table:table-cell office:value-type="string">
                <text:p>14</text:p>
              </table:table-cell>
              <table:table-cell office:value-type="float" office:value="5000">
                <text:p>5000</text:p>
              </table:table-cell>
              <table:table-cell office:value-type="float" office:value="3167.58346557617">
                <text:p>3167.58346557617</text:p>
              </table:table-cell>
              <table:table-cell office:value-type="float" office:value="1.98817253112793">
                <text:p>1.98817253112793</text:p>
              </table:table-cell>
              <table:table-cell office:value-type="float" office:value="23.2424736022949">
                <text:p>23.2424736022949</text:p>
              </table:table-cell>
            </table:table-row>
            <table:table-row>
              <table:table-cell office:value-type="string">
                <text:p>15</text:p>
              </table:table-cell>
              <table:table-cell office:value-type="float" office:value="6000">
                <text:p>6000</text:p>
              </table:table-cell>
              <table:table-cell office:value-type="float" office:value="4702.143907547">
                <text:p>4702.143907547</text:p>
              </table:table-cell>
              <table:table-cell office:value-type="float" office:value="2.50983238220215">
                <text:p>2.50983238220215</text:p>
              </table:table-cell>
              <table:table-cell office:value-type="float" office:value="29.3796062469482">
                <text:p>29.3796062469482</text:p>
              </table:table-cell>
            </table:table-row>
            <table:table-row>
              <table:table-cell office:value-type="string">
                <text:p>16</text:p>
              </table:table-cell>
              <table:table-cell office:value-type="float" office:value="7000">
                <text:p>7000</text:p>
              </table:table-cell>
              <table:table-cell office:value-type="float" office:value="6300.38595199585">
                <text:p>6300.38595199585</text:p>
              </table:table-cell>
              <table:table-cell office:value-type="float" office:value="2.69103050231934">
                <text:p>2.69103050231934</text:p>
              </table:table-cell>
              <table:table-cell office:value-type="float" office:value="32.7661037445068">
                <text:p>32.7661037445068</text:p>
              </table:table-cell>
            </table:table-row>
            <table:table-row>
              <table:table-cell office:value-type="string">
                <text:p>17</text:p>
              </table:table-cell>
              <table:table-cell office:value-type="float" office:value="8000">
                <text:p>8000</text:p>
              </table:table-cell>
              <table:table-cell office:value-type="float" office:value="8240.94963073731">
                <text:p>8240.94963073731</text:p>
              </table:table-cell>
              <table:table-cell office:value-type="float" office:value="3.04269790649414">
                <text:p>3.04269790649414</text:p>
              </table:table-cell>
              <table:table-cell office:value-type="float" office:value="39.7121906280518">
                <text:p>39.7121906280518</text:p>
              </table:table-cell>
            </table:table-row>
            <table:table-row>
              <table:table-cell office:value-type="string">
                <text:p>18</text:p>
              </table:table-cell>
              <table:table-cell office:value-type="float" office:value="9000">
                <text:p>9000</text:p>
              </table:table-cell>
              <table:table-cell office:value-type="float" office:value="10258.1548690796">
                <text:p>10258.1548690796</text:p>
              </table:table-cell>
              <table:table-cell office:value-type="float" office:value="3.44538688659668">
                <text:p>3.44538688659668</text:p>
              </table:table-cell>
              <table:table-cell office:value-type="float" office:value="41.8004989624023">
                <text:p>41.8004989624023</text:p>
              </table:table-cell>
            </table:table-row>
            <table:table-row>
              <table:table-cell office:value-type="string">
                <text:p>19</text:p>
              </table:table-cell>
              <table:table-cell office:value-type="float" office:value="10000">
                <text:p>10000</text:p>
              </table:table-cell>
              <table:table-cell office:value-type="float" office:value="12838.2110595703">
                <text:p>12838.2110595703</text:p>
              </table:table-cell>
              <table:table-cell office:value-type="float" office:value="3.85165214538574">
                <text:p>3.85165214538574</text:p>
              </table:table-cell>
              <table:table-cell office:value-type="float" office:value="46.7867851257324">
                <text:p>46.78678512573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1.169cm" svg:y="0.314cm" chart:style-name="ch2">
          <text:p>Run Time of Algorithm 1 as a Function of Number of Array Elements</text:p>
        </chart:title>
        <chart:legend chart:legend-position="end" svg:x="13.498cm" svg:y="4.173cm" style:legend-expansion="high" chart:style-name="ch3"/>
        <chart:plot-area chart:style-name="ch4" chart:data-source-has-labels="both" svg:x="1.384cm" svg:y="1.71cm" svg:width="11.476cm" svg:height="6.075cm">
          <chartooo:coordinate-region svg:x="2.561cm" svg:y="1.936cm" svg:width="9.834cm" svg:height="5.149cm"/>
          <chart:axis chart:dimension="x" chart:name="primary-x" chart:style-name="ch5" chartooo:axis-type="auto">
            <chart:title svg:x="6.139cm" svg:y="7.964cm" chart:style-name="ch6">
              <text:p>Run Time (s)</text:p>
            </chart:title>
            <chart:categories table:cell-range-address="local-table.$A$2:.$A$20"/>
          </chart:axis>
          <chart:axis chart:dimension="y" chart:name="primary-y" chart:style-name="ch5">
            <chart:title svg:x="0.451cm" svg:y="6.431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lgorithm 1</text:p>
              </table:table-cell>
            </table:table-row>
          </table:table-header-rows>
          <table:table-rows>
            <table:table-row>
              <table:table-cell office:value-type="string">
                <text:p>1</text:p>
              </table:table-cell>
              <table:table-cell office:value-type="float" office:value="100">
                <text:p>100</text:p>
              </table:table-cell>
              <table:table-cell office:value-type="float" office:value="2.77161598205566">
                <text:p>2.77161598205566</text:p>
              </table:table-cell>
            </table:table-row>
            <table:table-row>
              <table:table-cell office:value-type="string">
                <text:p>2</text:p>
              </table:table-cell>
              <table:table-cell office:value-type="float" office:value="200">
                <text:p>200</text:p>
              </table:table-cell>
              <table:table-cell office:value-type="float" office:value="5.46979904174805">
                <text:p>5.46979904174805</text:p>
              </table:table-cell>
            </table:table-row>
            <table:table-row>
              <table:table-cell office:value-type="string">
                <text:p>3</text:p>
              </table:table-cell>
              <table:table-cell office:value-type="float" office:value="300">
                <text:p>300</text:p>
              </table:table-cell>
              <table:table-cell office:value-type="float" office:value="11.5578174591064">
                <text:p>11.5578174591064</text:p>
              </table:table-cell>
            </table:table-row>
            <table:table-row>
              <table:table-cell office:value-type="string">
                <text:p>4</text:p>
              </table:table-cell>
              <table:table-cell office:value-type="float" office:value="400">
                <text:p>400</text:p>
              </table:table-cell>
              <table:table-cell office:value-type="float" office:value="20.0495719909668">
                <text:p>20.0495719909668</text:p>
              </table:table-cell>
            </table:table-row>
            <table:table-row>
              <table:table-cell office:value-type="string">
                <text:p>5</text:p>
              </table:table-cell>
              <table:table-cell office:value-type="float" office:value="500">
                <text:p>500</text:p>
              </table:table-cell>
              <table:table-cell office:value-type="float" office:value="37.1966361999512">
                <text:p>37.1966361999512</text:p>
              </table:table-cell>
            </table:table-row>
            <table:table-row>
              <table:table-cell office:value-type="string">
                <text:p>6</text:p>
              </table:table-cell>
              <table:table-cell office:value-type="float" office:value="600">
                <text:p>600</text:p>
              </table:table-cell>
              <table:table-cell office:value-type="float" office:value="45.1765060424805">
                <text:p>45.1765060424805</text:p>
              </table:table-cell>
            </table:table-row>
            <table:table-row>
              <table:table-cell office:value-type="string">
                <text:p>7</text:p>
              </table:table-cell>
              <table:table-cell office:value-type="float" office:value="700">
                <text:p>700</text:p>
              </table:table-cell>
              <table:table-cell office:value-type="float" office:value="59.3752861022949">
                <text:p>59.3752861022949</text:p>
              </table:table-cell>
            </table:table-row>
            <table:table-row>
              <table:table-cell office:value-type="string">
                <text:p>8</text:p>
              </table:table-cell>
              <table:table-cell office:value-type="float" office:value="800">
                <text:p>800</text:p>
              </table:table-cell>
              <table:table-cell office:value-type="float" office:value="82.5231075286865">
                <text:p>82.5231075286865</text:p>
              </table:table-cell>
            </table:table-row>
            <table:table-row>
              <table:table-cell office:value-type="string">
                <text:p>9</text:p>
              </table:table-cell>
              <table:table-cell office:value-type="float" office:value="900">
                <text:p>900</text:p>
              </table:table-cell>
              <table:table-cell office:value-type="float" office:value="104.891061782837">
                <text:p>104.891061782837</text:p>
              </table:table-cell>
            </table:table-row>
            <table:table-row>
              <table:table-cell office:value-type="string">
                <text:p>10</text:p>
              </table:table-cell>
              <table:table-cell office:value-type="float" office:value="1000">
                <text:p>1000</text:p>
              </table:table-cell>
              <table:table-cell office:value-type="float" office:value="124.716758728027">
                <text:p>124.716758728027</text:p>
              </table:table-cell>
            </table:table-row>
            <table:table-row>
              <table:table-cell office:value-type="string">
                <text:p>11</text:p>
              </table:table-cell>
              <table:table-cell office:value-type="float" office:value="2000">
                <text:p>2000</text:p>
              </table:table-cell>
              <table:table-cell office:value-type="float" office:value="506.437540054321">
                <text:p>506.437540054321</text:p>
              </table:table-cell>
            </table:table-row>
            <table:table-row>
              <table:table-cell office:value-type="string">
                <text:p>12</text:p>
              </table:table-cell>
              <table:table-cell office:value-type="float" office:value="3000">
                <text:p>3000</text:p>
              </table:table-cell>
              <table:table-cell office:value-type="float" office:value="1130.9654712677">
                <text:p>1130.9654712677</text:p>
              </table:table-cell>
            </table:table-row>
            <table:table-row>
              <table:table-cell office:value-type="string">
                <text:p>13</text:p>
              </table:table-cell>
              <table:table-cell office:value-type="float" office:value="4000">
                <text:p>4000</text:p>
              </table:table-cell>
              <table:table-cell office:value-type="float" office:value="2003.38912010193">
                <text:p>2003.38912010193</text:p>
              </table:table-cell>
            </table:table-row>
            <table:table-row>
              <table:table-cell office:value-type="string">
                <text:p>14</text:p>
              </table:table-cell>
              <table:table-cell office:value-type="float" office:value="5000">
                <text:p>5000</text:p>
              </table:table-cell>
              <table:table-cell office:value-type="float" office:value="3167.58346557617">
                <text:p>3167.58346557617</text:p>
              </table:table-cell>
            </table:table-row>
            <table:table-row>
              <table:table-cell office:value-type="string">
                <text:p>15</text:p>
              </table:table-cell>
              <table:table-cell office:value-type="float" office:value="6000">
                <text:p>6000</text:p>
              </table:table-cell>
              <table:table-cell office:value-type="float" office:value="4702.143907547">
                <text:p>4702.143907547</text:p>
              </table:table-cell>
            </table:table-row>
            <table:table-row>
              <table:table-cell office:value-type="string">
                <text:p>16</text:p>
              </table:table-cell>
              <table:table-cell office:value-type="float" office:value="7000">
                <text:p>7000</text:p>
              </table:table-cell>
              <table:table-cell office:value-type="float" office:value="6300.38595199585">
                <text:p>6300.38595199585</text:p>
              </table:table-cell>
            </table:table-row>
            <table:table-row>
              <table:table-cell office:value-type="string">
                <text:p>17</text:p>
              </table:table-cell>
              <table:table-cell office:value-type="float" office:value="8000">
                <text:p>8000</text:p>
              </table:table-cell>
              <table:table-cell office:value-type="float" office:value="8240.94963073731">
                <text:p>8240.94963073731</text:p>
              </table:table-cell>
            </table:table-row>
            <table:table-row>
              <table:table-cell office:value-type="string">
                <text:p>18</text:p>
              </table:table-cell>
              <table:table-cell office:value-type="float" office:value="9000">
                <text:p>9000</text:p>
              </table:table-cell>
              <table:table-cell office:value-type="float" office:value="10258.1548690796">
                <text:p>10258.1548690796</text:p>
              </table:table-cell>
            </table:table-row>
            <table:table-row>
              <table:table-cell office:value-type="string">
                <text:p>19</text:p>
              </table:table-cell>
              <table:table-cell office:value-type="float" office:value="10000">
                <text:p>10000</text:p>
              </table:table-cell>
              <table:table-cell office:value-type="float" office:value="12838.2110595703">
                <text:p>12838.211059570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1.169cm" svg:y="0.314cm" chart:style-name="ch2">
          <text:p>Run Time of Algorithm 2 as a Function of Number of Array Elements</text:p>
        </chart:title>
        <chart:legend chart:legend-position="end" svg:x="13.682cm" svg:y="4.173cm" style:legend-expansion="high" chart:style-name="ch3"/>
        <chart:plot-area chart:style-name="ch4" chart:data-source-has-labels="both" svg:x="1.384cm" svg:y="1.71cm" svg:width="11.66cm" svg:height="6.075cm">
          <chartooo:coordinate-region svg:x="2.111cm" svg:y="1.936cm" svg:width="10.468cm" svg:height="5.149cm"/>
          <chart:axis chart:dimension="x" chart:name="primary-x" chart:style-name="ch5" chartooo:axis-type="auto">
            <chart:title svg:x="6.231cm" svg:y="7.964cm" chart:style-name="ch6">
              <text:p>Run Time (s)</text:p>
            </chart:title>
            <chart:categories table:cell-range-address="local-table.$A$2:.$A$20"/>
          </chart:axis>
          <chart:axis chart:dimension="y" chart:name="primary-y" chart:style-name="ch5">
            <chart:title svg:x="0.451cm" svg:y="6.431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lgoritm 2</text:p>
              </table:table-cell>
            </table:table-row>
          </table:table-header-rows>
          <table:table-rows>
            <table:table-row>
              <table:table-cell office:value-type="string">
                <text:p>1</text:p>
              </table:table-cell>
              <table:table-cell office:value-type="float" office:value="100">
                <text:p>100</text:p>
              </table:table-cell>
              <table:table-cell office:value-type="float" office:value="0.0872611999511719">
                <text:p>0.0872611999511719</text:p>
              </table:table-cell>
            </table:table-row>
            <table:table-row>
              <table:table-cell office:value-type="string">
                <text:p>2</text:p>
              </table:table-cell>
              <table:table-cell office:value-type="float" office:value="200">
                <text:p>200</text:p>
              </table:table-cell>
              <table:table-cell office:value-type="float" office:value="0.0882148742675781">
                <text:p>0.0882148742675781</text:p>
              </table:table-cell>
            </table:table-row>
            <table:table-row>
              <table:table-cell office:value-type="string">
                <text:p>3</text:p>
              </table:table-cell>
              <table:table-cell office:value-type="float" office:value="300">
                <text:p>300</text:p>
              </table:table-cell>
              <table:table-cell office:value-type="float" office:value="0.119209289550781">
                <text:p>0.119209289550781</text:p>
              </table:table-cell>
            </table:table-row>
            <table:table-row>
              <table:table-cell office:value-type="string">
                <text:p>4</text:p>
              </table:table-cell>
              <table:table-cell office:value-type="float" office:value="400">
                <text:p>400</text:p>
              </table:table-cell>
              <table:table-cell office:value-type="float" office:value="0.157594680786133">
                <text:p>0.157594680786133</text:p>
              </table:table-cell>
            </table:table-row>
            <table:table-row>
              <table:table-cell office:value-type="string">
                <text:p>5</text:p>
              </table:table-cell>
              <table:table-cell office:value-type="float" office:value="500">
                <text:p>500</text:p>
              </table:table-cell>
              <table:table-cell office:value-type="float" office:value="0.192880630493164">
                <text:p>0.192880630493164</text:p>
              </table:table-cell>
            </table:table-row>
            <table:table-row>
              <table:table-cell office:value-type="string">
                <text:p>6</text:p>
              </table:table-cell>
              <table:table-cell office:value-type="float" office:value="600">
                <text:p>600</text:p>
              </table:table-cell>
              <table:table-cell office:value-type="float" office:value="0.238180160522461">
                <text:p>0.238180160522461</text:p>
              </table:table-cell>
            </table:table-row>
            <table:table-row>
              <table:table-cell office:value-type="string">
                <text:p>7</text:p>
              </table:table-cell>
              <table:table-cell office:value-type="float" office:value="700">
                <text:p>700</text:p>
              </table:table-cell>
              <table:table-cell office:value-type="float" office:value="0.263214111328125">
                <text:p>0.263214111328125</text:p>
              </table:table-cell>
            </table:table-row>
            <table:table-row>
              <table:table-cell office:value-type="string">
                <text:p>8</text:p>
              </table:table-cell>
              <table:table-cell office:value-type="float" office:value="800">
                <text:p>800</text:p>
              </table:table-cell>
              <table:table-cell office:value-type="float" office:value="0.30517578125">
                <text:p>0.30517578125</text:p>
              </table:table-cell>
            </table:table-row>
            <table:table-row>
              <table:table-cell office:value-type="string">
                <text:p>9</text:p>
              </table:table-cell>
              <table:table-cell office:value-type="float" office:value="900">
                <text:p>900</text:p>
              </table:table-cell>
              <table:table-cell office:value-type="float" office:value="0.334501266479492">
                <text:p>0.334501266479492</text:p>
              </table:table-cell>
            </table:table-row>
            <table:table-row>
              <table:table-cell office:value-type="string">
                <text:p>10</text:p>
              </table:table-cell>
              <table:table-cell office:value-type="float" office:value="1000">
                <text:p>1000</text:p>
              </table:table-cell>
              <table:table-cell office:value-type="float" office:value="0.38909912109375">
                <text:p>0.38909912109375</text:p>
              </table:table-cell>
            </table:table-row>
            <table:table-row>
              <table:table-cell office:value-type="string">
                <text:p>11</text:p>
              </table:table-cell>
              <table:table-cell office:value-type="float" office:value="2000">
                <text:p>2000</text:p>
              </table:table-cell>
              <table:table-cell office:value-type="float" office:value="0.803947448730469">
                <text:p>0.803947448730469</text:p>
              </table:table-cell>
            </table:table-row>
            <table:table-row>
              <table:table-cell office:value-type="string">
                <text:p>12</text:p>
              </table:table-cell>
              <table:table-cell office:value-type="float" office:value="3000">
                <text:p>3000</text:p>
              </table:table-cell>
              <table:table-cell office:value-type="float" office:value="1.13868713378906">
                <text:p>1.13868713378906</text:p>
              </table:table-cell>
            </table:table-row>
            <table:table-row>
              <table:table-cell office:value-type="string">
                <text:p>13</text:p>
              </table:table-cell>
              <table:table-cell office:value-type="float" office:value="4000">
                <text:p>4000</text:p>
              </table:table-cell>
              <table:table-cell office:value-type="float" office:value="1.66630744934082">
                <text:p>1.66630744934082</text:p>
              </table:table-cell>
            </table:table-row>
            <table:table-row>
              <table:table-cell office:value-type="string">
                <text:p>14</text:p>
              </table:table-cell>
              <table:table-cell office:value-type="float" office:value="5000">
                <text:p>5000</text:p>
              </table:table-cell>
              <table:table-cell office:value-type="float" office:value="1.98817253112793">
                <text:p>1.98817253112793</text:p>
              </table:table-cell>
            </table:table-row>
            <table:table-row>
              <table:table-cell office:value-type="string">
                <text:p>15</text:p>
              </table:table-cell>
              <table:table-cell office:value-type="float" office:value="6000">
                <text:p>6000</text:p>
              </table:table-cell>
              <table:table-cell office:value-type="float" office:value="2.50983238220215">
                <text:p>2.50983238220215</text:p>
              </table:table-cell>
            </table:table-row>
            <table:table-row>
              <table:table-cell office:value-type="string">
                <text:p>16</text:p>
              </table:table-cell>
              <table:table-cell office:value-type="float" office:value="7000">
                <text:p>7000</text:p>
              </table:table-cell>
              <table:table-cell office:value-type="float" office:value="2.69103050231934">
                <text:p>2.69103050231934</text:p>
              </table:table-cell>
            </table:table-row>
            <table:table-row>
              <table:table-cell office:value-type="string">
                <text:p>17</text:p>
              </table:table-cell>
              <table:table-cell office:value-type="float" office:value="8000">
                <text:p>8000</text:p>
              </table:table-cell>
              <table:table-cell office:value-type="float" office:value="3.04269790649414">
                <text:p>3.04269790649414</text:p>
              </table:table-cell>
            </table:table-row>
            <table:table-row>
              <table:table-cell office:value-type="string">
                <text:p>18</text:p>
              </table:table-cell>
              <table:table-cell office:value-type="float" office:value="9000">
                <text:p>9000</text:p>
              </table:table-cell>
              <table:table-cell office:value-type="float" office:value="3.44538688659668">
                <text:p>3.44538688659668</text:p>
              </table:table-cell>
            </table:table-row>
            <table:table-row>
              <table:table-cell office:value-type="string">
                <text:p>19</text:p>
              </table:table-cell>
              <table:table-cell office:value-type="float" office:value="10000">
                <text:p>10000</text:p>
              </table:table-cell>
              <table:table-cell office:value-type="float" office:value="3.85165214538574">
                <text:p>3.8516521453857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1.169cm" svg:y="0.314cm" chart:style-name="ch2">
          <text:p>Run Time of Algorithm 3 as a Function of Number of Array Elements</text:p>
        </chart:title>
        <chart:legend chart:legend-position="end" svg:x="13.498cm" svg:y="4.173cm" style:legend-expansion="high" chart:style-name="ch3"/>
        <chart:plot-area chart:style-name="ch4" chart:data-source-has-labels="both" svg:x="1.384cm" svg:y="1.71cm" svg:width="11.476cm" svg:height="6.075cm">
          <chartooo:coordinate-region svg:x="2.005cm" svg:y="1.936cm" svg:width="10.39cm" svg:height="5.149cm"/>
          <chart:axis chart:dimension="x" chart:name="primary-x" chart:style-name="ch5" chartooo:axis-type="auto">
            <chart:title svg:x="6.139cm" svg:y="7.964cm" chart:style-name="ch6">
              <text:p>Run Time (s)</text:p>
            </chart:title>
            <chart:categories table:cell-range-address="local-table.$A$2:.$A$20"/>
          </chart:axis>
          <chart:axis chart:dimension="y" chart:name="primary-y" chart:style-name="ch5">
            <chart:title svg:x="0.451cm" svg:y="6.431cm" chart:style-name="ch7">
              <text:p>Array Elements (items)</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lgorithm 3</text:p>
              </table:table-cell>
            </table:table-row>
          </table:table-header-rows>
          <table:table-rows>
            <table:table-row>
              <table:table-cell office:value-type="string">
                <text:p>1</text:p>
              </table:table-cell>
              <table:table-cell office:value-type="float" office:value="100">
                <text:p>100</text:p>
              </table:table-cell>
              <table:table-cell office:value-type="float" office:value="0.710248947143555">
                <text:p>0.710248947143555</text:p>
              </table:table-cell>
            </table:table-row>
            <table:table-row>
              <table:table-cell office:value-type="string">
                <text:p>2</text:p>
              </table:table-cell>
              <table:table-cell office:value-type="float" office:value="200">
                <text:p>200</text:p>
              </table:table-cell>
              <table:table-cell office:value-type="float" office:value="0.772237777709961">
                <text:p>0.772237777709961</text:p>
              </table:table-cell>
            </table:table-row>
            <table:table-row>
              <table:table-cell office:value-type="string">
                <text:p>3</text:p>
              </table:table-cell>
              <table:table-cell office:value-type="float" office:value="300">
                <text:p>300</text:p>
              </table:table-cell>
              <table:table-cell office:value-type="float" office:value="1.13010406494141">
                <text:p>1.13010406494141</text:p>
              </table:table-cell>
            </table:table-row>
            <table:table-row>
              <table:table-cell office:value-type="string">
                <text:p>4</text:p>
              </table:table-cell>
              <table:table-cell office:value-type="float" office:value="400">
                <text:p>400</text:p>
              </table:table-cell>
              <table:table-cell office:value-type="float" office:value="1.94692611694336">
                <text:p>1.94692611694336</text:p>
              </table:table-cell>
            </table:table-row>
            <table:table-row>
              <table:table-cell office:value-type="string">
                <text:p>5</text:p>
              </table:table-cell>
              <table:table-cell office:value-type="float" office:value="500">
                <text:p>500</text:p>
              </table:table-cell>
              <table:table-cell office:value-type="float" office:value="1.92546844482422">
                <text:p>1.92546844482422</text:p>
              </table:table-cell>
            </table:table-row>
            <table:table-row>
              <table:table-cell office:value-type="string">
                <text:p>6</text:p>
              </table:table-cell>
              <table:table-cell office:value-type="float" office:value="600">
                <text:p>600</text:p>
              </table:table-cell>
              <table:table-cell office:value-type="float" office:value="2.36415863037109">
                <text:p>2.36415863037109</text:p>
              </table:table-cell>
            </table:table-row>
            <table:table-row>
              <table:table-cell office:value-type="string">
                <text:p>7</text:p>
              </table:table-cell>
              <table:table-cell office:value-type="float" office:value="700">
                <text:p>700</text:p>
              </table:table-cell>
              <table:table-cell office:value-type="float" office:value="2.8069019317627">
                <text:p>2.8069019317627</text:p>
              </table:table-cell>
            </table:table-row>
            <table:table-row>
              <table:table-cell office:value-type="string">
                <text:p>8</text:p>
              </table:table-cell>
              <table:table-cell office:value-type="float" office:value="800">
                <text:p>800</text:p>
              </table:table-cell>
              <table:table-cell office:value-type="float" office:value="3.1435489654541">
                <text:p>3.1435489654541</text:p>
              </table:table-cell>
            </table:table-row>
            <table:table-row>
              <table:table-cell office:value-type="string">
                <text:p>9</text:p>
              </table:table-cell>
              <table:table-cell office:value-type="float" office:value="900">
                <text:p>900</text:p>
              </table:table-cell>
              <table:table-cell office:value-type="float" office:value="3.59368324279785">
                <text:p>3.59368324279785</text:p>
              </table:table-cell>
            </table:table-row>
            <table:table-row>
              <table:table-cell office:value-type="string">
                <text:p>10</text:p>
              </table:table-cell>
              <table:table-cell office:value-type="float" office:value="1000">
                <text:p>1000</text:p>
              </table:table-cell>
              <table:table-cell office:value-type="float" office:value="4.09173965454102">
                <text:p>4.09173965454102</text:p>
              </table:table-cell>
            </table:table-row>
            <table:table-row>
              <table:table-cell office:value-type="string">
                <text:p>11</text:p>
              </table:table-cell>
              <table:table-cell office:value-type="float" office:value="2000">
                <text:p>2000</text:p>
              </table:table-cell>
              <table:table-cell office:value-type="float" office:value="9.11331176757813">
                <text:p>9.11331176757813</text:p>
              </table:table-cell>
            </table:table-row>
            <table:table-row>
              <table:table-cell office:value-type="string">
                <text:p>12</text:p>
              </table:table-cell>
              <table:table-cell office:value-type="float" office:value="3000">
                <text:p>3000</text:p>
              </table:table-cell>
              <table:table-cell office:value-type="float" office:value="12.9764080047607">
                <text:p>12.9764080047607</text:p>
              </table:table-cell>
            </table:table-row>
            <table:table-row>
              <table:table-cell office:value-type="string">
                <text:p>13</text:p>
              </table:table-cell>
              <table:table-cell office:value-type="float" office:value="4000">
                <text:p>4000</text:p>
              </table:table-cell>
              <table:table-cell office:value-type="float" office:value="18.1989669799805">
                <text:p>18.1989669799805</text:p>
              </table:table-cell>
            </table:table-row>
            <table:table-row>
              <table:table-cell office:value-type="string">
                <text:p>14</text:p>
              </table:table-cell>
              <table:table-cell office:value-type="float" office:value="5000">
                <text:p>5000</text:p>
              </table:table-cell>
              <table:table-cell office:value-type="float" office:value="23.2424736022949">
                <text:p>23.2424736022949</text:p>
              </table:table-cell>
            </table:table-row>
            <table:table-row>
              <table:table-cell office:value-type="string">
                <text:p>15</text:p>
              </table:table-cell>
              <table:table-cell office:value-type="float" office:value="6000">
                <text:p>6000</text:p>
              </table:table-cell>
              <table:table-cell office:value-type="float" office:value="29.3796062469482">
                <text:p>29.3796062469482</text:p>
              </table:table-cell>
            </table:table-row>
            <table:table-row>
              <table:table-cell office:value-type="string">
                <text:p>16</text:p>
              </table:table-cell>
              <table:table-cell office:value-type="float" office:value="7000">
                <text:p>7000</text:p>
              </table:table-cell>
              <table:table-cell office:value-type="float" office:value="32.7661037445068">
                <text:p>32.7661037445068</text:p>
              </table:table-cell>
            </table:table-row>
            <table:table-row>
              <table:table-cell office:value-type="string">
                <text:p>17</text:p>
              </table:table-cell>
              <table:table-cell office:value-type="float" office:value="8000">
                <text:p>8000</text:p>
              </table:table-cell>
              <table:table-cell office:value-type="float" office:value="39.7121906280518">
                <text:p>39.7121906280518</text:p>
              </table:table-cell>
            </table:table-row>
            <table:table-row>
              <table:table-cell office:value-type="string">
                <text:p>18</text:p>
              </table:table-cell>
              <table:table-cell office:value-type="float" office:value="9000">
                <text:p>9000</text:p>
              </table:table-cell>
              <table:table-cell office:value-type="float" office:value="41.8004989624023">
                <text:p>41.8004989624023</text:p>
              </table:table-cell>
            </table:table-row>
            <table:table-row>
              <table:table-cell office:value-type="string">
                <text:p>19</text:p>
              </table:table-cell>
              <table:table-cell office:value-type="float" office:value="10000">
                <text:p>10000</text:p>
              </table:table-cell>
              <table:table-cell office:value-type="float" office:value="46.7867851257324">
                <text:p>46.786785125732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618in"/>
    </style:style>
    <style:style style:name="co2" style:family="table-column">
      <style:table-column-properties fo:break-before="auto" style:column-width="0.4917in"/>
    </style:style>
    <style:style style:name="co3" style:family="table-column">
      <style:table-column-properties fo:break-before="auto" style:column-width="0.3417in"/>
    </style:style>
    <style:style style:name="co4" style:family="table-column">
      <style:table-column-properties fo:break-before="auto" style:column-width="1.2811in"/>
    </style:style>
    <style:style style:name="co5" style:family="table-column">
      <style:table-column-properties fo:break-before="auto" style:column-width="0.9807in"/>
    </style:style>
    <style:style style:name="co6" style:family="table-column">
      <style:table-column-properties fo:break-before="auto" style:column-width="0.889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ffff00" fo:border="0.06pt solid #000000"/>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1018" table:default-cell-style-name="ce1"/>
        <table:table-row table:style-name="ro1" table:number-rows-repeated="43">
          <table:table-cell table:number-columns-repeated="1024"/>
        </table:table-row>
        <table:table-row table:style-name="ro1">
          <table:table-cell table:style-name="ce2" office:value-type="string" calcext:value-type="string">
            <text:p>log log slope</text:p>
          </table:table-cell>
          <table:table-cell table:style-name="ce2" office:value-type="string" calcext:value-type="string">
            <text:p>n1</text:p>
          </table:table-cell>
          <table:table-cell table:style-name="ce2" office:value-type="string" calcext:value-type="string">
            <text:p>n0</text:p>
          </table:table-cell>
          <table:table-cell table:style-name="ce2" office:value-type="string" calcext:value-type="string">
            <text:p>f(n)1</text:p>
          </table:table-cell>
          <table:table-cell table:style-name="ce2" office:value-type="string" calcext:value-type="string">
            <text:p>f(n)0</text:p>
          </table:table-cell>
          <table:table-cell table:style-name="ce3" office:value-type="string" calcext:value-type="string">
            <text:p>slope</text:p>
          </table:table-cell>
          <table:table-cell table:style-name="ce2" table:number-columns-repeated="1018"/>
        </table:table-row>
        <table:table-row table:style-name="ro1">
          <table:table-cell office:value-type="string" calcext:value-type="string">
            <text:p>Algorithm 1</text:p>
          </table:table-cell>
          <table:table-cell office:value-type="float" office:value="10000" calcext:value-type="float">
            <text:p>10000</text:p>
          </table:table-cell>
          <table:table-cell office:value-type="float" office:value="100" calcext:value-type="float">
            <text:p>100</text:p>
          </table:table-cell>
          <table:table-cell office:value-type="float" office:value="12838.2110595703" calcext:value-type="float">
            <text:p>12838.2110595703</text:p>
          </table:table-cell>
          <table:table-cell office:value-type="float" office:value="2.77161598205566" calcext:value-type="float">
            <text:p>2.7716159821</text:p>
          </table:table-cell>
          <table:table-cell table:style-name="ce4" table:formula="of:=LOG([.D45]/[.E45])/LOG([.B45]/[.C45])" office:value-type="float" office:value="1.83288572711643" calcext:value-type="float">
            <text:p>1.8328857271</text:p>
          </table:table-cell>
          <table:table-cell table:number-columns-repeated="1018"/>
        </table:table-row>
        <table:table-row table:style-name="ro1">
          <table:table-cell office:value-type="string" calcext:value-type="string">
            <text:p>Algorithm 2</text:p>
          </table:table-cell>
          <table:table-cell office:value-type="float" office:value="10000" calcext:value-type="float">
            <text:p>10000</text:p>
          </table:table-cell>
          <table:table-cell office:value-type="float" office:value="100" calcext:value-type="float">
            <text:p>100</text:p>
          </table:table-cell>
          <table:table-cell office:value-type="float" office:value="3.85165214538574" calcext:value-type="float">
            <text:p>3.8516521454</text:p>
          </table:table-cell>
          <table:table-cell office:value-type="float" office:value="0.0872611999511719" calcext:value-type="float">
            <text:p>0.0872612</text:p>
          </table:table-cell>
          <table:table-cell table:style-name="ce4" table:formula="of:=LOG([.D46]/[.E46])/LOG([.B46]/[.C46])" office:value-type="float" office:value="0.822412938479626" calcext:value-type="float">
            <text:p>0.8224129385</text:p>
          </table:table-cell>
          <table:table-cell table:number-columns-repeated="1018"/>
        </table:table-row>
        <table:table-row table:style-name="ro1">
          <table:table-cell office:value-type="string" calcext:value-type="string">
            <text:p>Algorithm 3</text:p>
          </table:table-cell>
          <table:table-cell office:value-type="float" office:value="10000" calcext:value-type="float">
            <text:p>10000</text:p>
          </table:table-cell>
          <table:table-cell office:value-type="float" office:value="100" calcext:value-type="float">
            <text:p>100</text:p>
          </table:table-cell>
          <table:table-cell office:value-type="float" office:value="46.7867851257324" calcext:value-type="float">
            <text:p>46.7867851257</text:p>
          </table:table-cell>
          <table:table-cell office:value-type="float" office:value="0.710248947143555" calcext:value-type="float">
            <text:p>0.7102489471</text:p>
          </table:table-cell>
          <table:table-cell table:style-name="ce4" table:formula="of:=LOG([.D47]/[.E47])/LOG([.B47]/[.C47])" office:value-type="float" office:value="0.909356302902084" calcext:value-type="float">
            <text:p>0.9093563029</text:p>
          </table:table-cell>
          <table:table-cell table:number-columns-repeated="1018"/>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2">00/00/0000</text:date>, <text:time style:data-style-name="N2" text:time-value="0000-00-00T12:35:09.360613727">00:00:00</text:time></text:p>
        </style:region-right>
      </style:header>
      <style:header-left style:display="false"/>
      <style:footer>
        <text:p>Page <text:page-number>1</text:page-number> / <text:page-count>99</text:page-count></text:p>
      </style:footer>
      <style:footer-left style:display="false"/>
    </style:master-page>
  </office:master-styles>
</office:document-styles>
</file>